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6.969cm"/>
    </style:style>
    <style:style style:name="Table1.B" style:family="table-column">
      <style:table-column-properties style:column-width="3.399cm"/>
    </style:style>
    <style:style style:name="Table1.C" style:family="table-column">
      <style:table-column-properties style:column-width="6.63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164cm" table:align="left"/>
    </style:style>
    <style:style style:name="Table2.A" style:family="table-column">
      <style:table-column-properties style:column-width="4.362cm"/>
    </style:style>
    <style:style style:name="Table2.B" style:family="table-column">
      <style:table-column-properties style:column-width="4.124cm"/>
    </style:style>
    <style:style style:name="Table2.C" style:family="table-column">
      <style:table-column-properties style:column-width="6.67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8.573cm" table:align="left"/>
    </style:style>
    <style:style style:name="Table3.A" style:family="table-column">
      <style:table-column-properties style:column-width="1.695cm"/>
    </style:style>
    <style:style style:name="Table3.B" style:family="table-column">
      <style:table-column-properties style:column-width="1.916cm"/>
    </style:style>
    <style:style style:name="Table3.C" style:family="table-column">
      <style:table-column-properties style:column-width="4.96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2.132cm" table:align="left"/>
    </style:style>
    <style:style style:name="Table4.A" style:family="table-column">
      <style:table-column-properties style:column-width="2.88cm"/>
    </style:style>
    <style:style style:name="Table4.B" style:family="table-column">
      <style:table-column-properties style:column-width="1.916cm"/>
    </style:style>
    <style:style style:name="Table4.C" style:family="table-column">
      <style:table-column-properties style:column-width="7.336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4.866cm" table:align="left"/>
    </style:style>
    <style:style style:name="Table5.A" style:family="table-column">
      <style:table-column-properties style:column-width="3.177cm"/>
    </style:style>
    <style:style style:name="Table5.B" style:family="table-column">
      <style:table-column-properties style:column-width="1.916cm"/>
    </style:style>
    <style:style style:name="Table5.C" style:family="table-column">
      <style:table-column-properties style:column-width="9.774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line-height="150%" fo:text-align="justify" style:justify-single-word="false"/>
    </style:style>
    <style:style style:name="P2" style:family="paragraph" style:parent-style-name="Heading_20_4">
      <style:paragraph-properties fo:line-height="150%" fo:text-align="justify" style:justify-single-word="false"/>
    </style:style>
    <style:style style:name="P3" style:family="paragraph" style:parent-style-name="Quotations">
      <style:paragraph-properties fo:line-height="150%" fo:text-align="justify" style:justify-single-word="false"/>
    </style:style>
    <style:style style:name="P4" style:family="paragraph" style:parent-style-name="Quotations" style:master-page-name="">
      <loext:graphic-properties draw:fill="none"/>
      <style:paragraph-properties fo:margin-left="1cm" fo:margin-right="0cm" fo:margin-top="0cm" fo:margin-bottom="0.499cm" style:contextual-spacing="false" fo:line-height="150%" fo:text-align="justify" style:justify-single-word="false" fo:text-indent="-0.9cm" style:auto-text-indent="false" style:page-number="auto" fo:background-color="transparent"/>
      <style:text-properties officeooo:paragraph-rsid="0023a9b1"/>
    </style:style>
    <style:style style:name="P5" style:family="paragraph" style:parent-style-name="Quotations" style:master-page-name="">
      <loext:graphic-properties draw:fill="none"/>
      <style:paragraph-properties fo:margin-left="1cm" fo:margin-right="0cm" fo:margin-top="0cm" fo:margin-bottom="0.499cm" style:contextual-spacing="false" fo:line-height="150%" fo:text-align="justify" style:justify-single-word="false" fo:text-indent="-0.801cm" style:auto-text-indent="false" style:page-number="auto" fo:background-color="transparent">
        <style:tab-stops>
          <style:tab-stop style:position="15.577cm"/>
        </style:tab-stops>
      </style:paragraph-properties>
    </style:style>
    <style:style style:name="P6" style:family="paragraph" style:parent-style-name="Table_20_Contents">
      <style:paragraph-properties fo:line-height="150%" fo:text-align="justify" style:justify-single-word="false"/>
    </style:style>
    <style:style style:name="P7" style:family="paragraph" style:parent-style-name="Text_20_body">
      <style:paragraph-properties fo:line-height="150%" fo:text-align="end" style:justify-single-word="false"/>
      <style:text-properties officeooo:paragraph-rsid="00263f14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officeooo:paragraph-rsid="0014a651"/>
    </style:style>
    <style:style style:name="P9" style:family="paragraph" style:parent-style-name="Standard">
      <style:paragraph-properties fo:line-height="150%" fo:text-align="justify" style:justify-single-word="false" fo:break-before="page"/>
      <style:text-properties style:font-name="Times New Roman" officeooo:paragraph-rsid="0014a651"/>
    </style:style>
    <style:style style:name="P10" style:family="paragraph" style:parent-style-name="Quotations">
      <style:paragraph-properties fo:line-height="150%" fo:text-align="justify" style:justify-single-word="false"/>
      <style:text-properties style:font-name="Times New Roman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Times New Roman" officeooo:paragraph-rsid="001d6e47"/>
    </style:style>
    <style:style style:name="P12" style:family="paragraph" style:parent-style-name="Table_20_Contents">
      <style:paragraph-properties fo:line-height="150%" fo:text-align="justify" style:justify-single-word="false"/>
      <style:text-properties style:font-name="Times New Roman"/>
    </style:style>
    <style:style style:name="P13" style:family="paragraph" style:parent-style-name="Table_20_Heading">
      <style:paragraph-properties fo:line-height="150%" fo:text-align="justify" style:justify-single-word="false"/>
      <style:text-properties style:font-name="Times New Roman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end" style:justify-single-word="false" fo:text-indent="0cm" style:auto-text-indent="false" style:page-number="auto" fo:background-color="transparent"/>
      <style:text-properties style:font-name="Times New Roman" officeooo:rsid="00224ef3" officeooo:paragraph-rsid="00224ef3"/>
    </style:style>
    <style:style style:name="P16" style:family="paragraph" style:parent-style-name="Text_20_body">
      <style:paragraph-properties fo:line-height="150%" fo:text-align="end" style:justify-single-word="false"/>
      <style:text-properties style:font-name="Times New Roman" officeooo:rsid="0023a9b1" officeooo:paragraph-rsid="0023a9b1"/>
    </style:style>
    <style:style style:name="P1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paragraph-rsid="00288474"/>
    </style:style>
    <style:style style:name="P21" style:family="paragraph" style:parent-style-name="Text_20_body">
      <style:text-properties officeooo:rsid="002ac668" officeooo:paragraph-rsid="002ac668"/>
    </style:style>
    <style:style style:name="P22" style:family="paragraph" style:parent-style-name="Heading_20_1">
      <style:paragraph-properties fo:line-height="150%" fo:text-align="justify" style:justify-single-word="false"/>
      <style:text-properties style:font-name="Times New Roman"/>
    </style:style>
    <style:style style:name="P23" style:family="paragraph" style:parent-style-name="Heading_20_1">
      <style:paragraph-properties fo:line-height="150%" fo:text-align="justify" style:justify-single-word="false"/>
      <style:text-properties style:font-name="Times New Roman" officeooo:paragraph-rsid="001e4876"/>
    </style:style>
    <style:style style:name="P24" style:family="paragraph" style:parent-style-name="Heading_20_1">
      <style:paragraph-properties fo:line-height="150%" fo:text-align="justify" style:justify-single-word="false"/>
      <style:text-properties style:font-name="Times New Roman" officeooo:paragraph-rsid="0014a651"/>
    </style:style>
    <style:style style:name="P25" style:family="paragraph" style:parent-style-name="Text_20_body" style:list-style-name="L1">
      <style:paragraph-properties fo:line-height="150%" fo:text-align="justify" style:justify-single-word="false"/>
      <style:text-properties officeooo:paragraph-rsid="001d6e47"/>
    </style:style>
    <style:style style:name="P26" style:family="paragraph" style:parent-style-name="Text_20_body" style:list-style-name="L1">
      <style:paragraph-properties fo:line-height="150%" fo:text-align="justify" style:justify-single-word="false"/>
    </style:style>
    <style:style style:name="P27" style:family="paragraph" style:parent-style-name="Text_20_body" style:list-style-name="L1">
      <style:paragraph-properties fo:line-height="150%" fo:text-align="justify" style:justify-single-word="false"/>
      <style:text-properties officeooo:paragraph-rsid="00288474"/>
    </style:style>
    <style:style style:name="P28" style:family="paragraph" style:parent-style-name="Text_20_body" style:list-style-name="L2">
      <style:paragraph-properties fo:line-height="150%" fo:text-align="justify" style:justify-single-word="false"/>
      <style:text-properties officeooo:paragraph-rsid="001ebad0"/>
    </style:style>
    <style:style style:name="P29" style:family="paragraph" style:parent-style-name="Text_20_body" style:list-style-name="L3">
      <style:paragraph-properties fo:line-height="150%" fo:text-align="justify" style:justify-single-word="false"/>
      <style:text-properties officeooo:paragraph-rsid="001ebad0"/>
    </style:style>
    <style:style style:name="P30" style:family="paragraph" style:parent-style-name="Text_20_body" style:list-style-name="L4">
      <style:paragraph-properties fo:line-height="150%" fo:text-align="justify" style:justify-single-word="false"/>
    </style:style>
    <style:style style:name="P31" style:family="paragraph" style:parent-style-name="Text_20_body" style:list-style-name="L5">
      <style:paragraph-properties fo:line-height="150%" fo:text-align="justify" style:justify-single-word="false"/>
    </style:style>
    <style:style style:name="P32" style:family="paragraph" style:parent-style-name="Text_20_body" style:list-style-name="L5">
      <style:paragraph-properties fo:line-height="150%" fo:text-align="justify" style:justify-single-word="false"/>
      <style:text-properties officeooo:paragraph-rsid="001babc7"/>
    </style:style>
    <style:style style:name="P33" style:family="paragraph" style:parent-style-name="Text_20_body" style:list-style-name="L6">
      <style:paragraph-properties fo:line-height="150%" fo:text-align="justify" style:justify-single-word="false"/>
    </style:style>
    <style:style style:name="P34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officeooo:paragraph-rsid="001d6e47"/>
    </style:style>
    <style:style style:name="P35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officeooo:paragraph-rsid="00288474"/>
    </style:style>
    <style:style style:name="P36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fo:font-weight="normal" officeooo:paragraph-rsid="001d6e47" style:font-weight-asian="normal" style:font-weight-complex="normal"/>
    </style:style>
    <style:style style:name="P37" style:family="paragraph" style:parent-style-name="Text_20_body">
      <style:text-properties style:font-name="Times New Roman" fo:font-size="14pt" officeooo:paragraph-rsid="00288474"/>
    </style:style>
    <style:style style:name="P38" style:family="paragraph" style:parent-style-name="Text_20_body" style:list-style-name="L1">
      <style:paragraph-properties fo:line-height="150%" fo:text-align="justify" style:justify-single-word="false"/>
      <style:text-properties style:font-name="Times New Roman" officeooo:paragraph-rsid="001d6e47"/>
    </style:style>
    <style:style style:name="P39" style:family="paragraph" style:parent-style-name="Text_20_body" style:list-style-name="L2">
      <style:paragraph-properties fo:line-height="150%" fo:text-align="justify" style:justify-single-word="false"/>
      <style:text-properties style:font-name="Times New Roman" officeooo:paragraph-rsid="001ebad0"/>
    </style:style>
    <style:style style:name="P40" style:family="paragraph" style:parent-style-name="Text_20_body" style:list-style-name="L3">
      <style:paragraph-properties fo:line-height="150%" fo:text-align="justify" style:justify-single-word="false"/>
      <style:text-properties style:font-name="Times New Roman" officeooo:paragraph-rsid="001ebad0"/>
    </style:style>
    <style:style style:name="P41" style:family="paragraph" style:parent-style-name="Text_20_body" style:list-style-name="L7">
      <style:paragraph-properties fo:line-height="150%" fo:text-align="justify" style:justify-single-word="false"/>
      <style:text-properties style:font-name="Times New Roman"/>
    </style:style>
    <style:style style:name="P42" style:family="paragraph" style:parent-style-name="Text_20_body" style:list-style-name="L1">
      <style:paragraph-properties fo:line-height="150%" fo:text-align="justify" style:justify-single-word="false"/>
      <style:text-properties officeooo:rsid="00288474" officeooo:paragraph-rsid="00288474" fo:background-color="#ffff00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font-weight="normal" officeooo:rsid="00263f14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weight="normal" style:font-weight-asian="normal" style:font-weight-complex="normal"/>
    </style:style>
    <style:style style:name="T6" style:family="text">
      <style:text-properties style:font-name="Times New Roman" fo:font-size="14pt" fo:font-weight="normal" officeooo:rsid="00288474" style:font-weight-asian="normal" style:font-weight-complex="normal"/>
    </style:style>
    <style:style style:name="T7" style:family="text">
      <style:text-properties style:font-name="Times New Roman" officeooo:rsid="001ebad0"/>
    </style:style>
    <style:style style:name="T8" style:family="text">
      <style:text-properties style:font-name="Times New Roman" officeooo:rsid="001babc7"/>
    </style:style>
    <style:style style:name="T9" style:family="text">
      <style:text-properties officeooo:rsid="001d4cdb"/>
    </style:style>
    <style:style style:name="T10" style:family="text">
      <style:text-properties fo:font-size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officeooo:rsid="0023a9b1"/>
    </style:style>
    <style:style style:name="T13" style:family="text">
      <style:text-properties officeooo:rsid="002ac66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−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7"><text:a xlink:type="simple" xlink:href="#__RefHeading___Toc2129_2054536240" text:style-name="Index_20_Link" text:visited-style-name="Index_20_Link">Введение Актуальность темы<text:tab/>1</text:a></text:p>
          <text:p text:style-name="P17"><text:a xlink:type="simple" xlink:href="#__RefHeading___Toc88_63257577" text:style-name="Index_20_Link" text:visited-style-name="Index_20_Link">Глава 1. Анализ предметной области и постановка задачи<text:tab/>2</text:a></text:p>
          <text:p text:style-name="P18"><text:a xlink:type="simple" xlink:href="#__RefHeading___Toc354_1783677583" text:style-name="Index_20_Link" text:visited-style-name="Index_20_Link">1.1 Общая характеристика онлайн-торгов<text:tab/>2</text:a></text:p>
          <text:p text:style-name="P18"><text:a xlink:type="simple" xlink:href="#__RefHeading___Toc356_1783677583" text:style-name="Index_20_Link" text:visited-style-name="Index_20_Link">1.2 Особенности и проблемы проведения торгов по монетам<text:tab/>4</text:a></text:p>
          <text:p text:style-name="P19"><text:a xlink:type="simple" xlink:href="#__RefHeading___Toc358_1783677583" text:style-name="Index_20_Link" text:visited-style-name="Index_20_Link">Особенности торгов по монетам:<text:tab/>4</text:a></text:p>
          <text:p text:style-name="P18"><text:a xlink:type="simple" xlink:href="#__RefHeading___Toc360_1783677583" text:style-name="Index_20_Link" text:visited-style-name="Index_20_Link">Проблемы, возникающие при существующих подходах:<text:tab/>5</text:a></text:p>
          <text:p text:style-name="P18"><text:a xlink:type="simple" xlink:href="#__RefHeading___Toc366_1783677583" text:style-name="Index_20_Link" text:visited-style-name="Index_20_Link">1.3 Требования к системе<text:tab/>6</text:a></text:p>
          <text:p text:style-name="P18"><text:a xlink:type="simple" xlink:href="#__RefHeading___Toc362_1783677583" text:style-name="Index_20_Link" text:visited-style-name="Index_20_Link">Функциональные требования<text:tab/>6</text:a></text:p>
          <text:p text:style-name="P18"><text:a xlink:type="simple" xlink:href="#__RefHeading___Toc364_1783677583" text:style-name="Index_20_Link" text:visited-style-name="Index_20_Link">Нефункциональные требования<text:tab/>8</text:a></text:p>
          <text:p text:style-name="P17"><text:a xlink:type="simple" xlink:href="#__RefHeading___Toc90_63257577" text:style-name="Index_20_Link" text:visited-style-name="Index_20_Link">Глава 2. Проектирование информационной системы<text:tab/>10</text:a></text:p>
          <text:p text:style-name="P18"><text:a xlink:type="simple" xlink:href="#__RefHeading___Toc368_1783677583" text:style-name="Index_20_Link" text:visited-style-name="Index_20_Link">2.1 Архитектура системы<text:tab/>10</text:a></text:p>
          <text:p text:style-name="P18"><text:a xlink:type="simple" xlink:href="#__RefHeading___Toc370_1783677583" text:style-name="Index_20_Link" text:visited-style-name="Index_20_Link">Общие принципы архитектуры:<text:tab/>10</text:a></text:p>
          <text:p text:style-name="P18"><text:a xlink:type="simple" xlink:href="#__RefHeading___Toc372_1783677583" text:style-name="Index_20_Link" text:visited-style-name="Index_20_Link">Основные компоненты системы:<text:tab/>10</text:a></text:p>
          <text:p text:style-name="P18"><text:a xlink:type="simple" xlink:href="#__RefHeading___Toc374_1783677583" text:style-name="Index_20_Link" text:visited-style-name="Index_20_Link">Взаимодействие компонентов (в виде последовательности):<text:tab/>11</text:a></text:p>
          <text:p text:style-name="P18"><text:a xlink:type="simple" xlink:href="#__RefHeading___Toc376_1783677583" text:style-name="Index_20_Link" text:visited-style-name="Index_20_Link">Преимущества выбранной архитектуры:<text:tab/>12</text:a></text:p>
          <text:p text:style-name="P18"><text:a xlink:type="simple" xlink:href="#__RefHeading___Toc378_1783677583" text:style-name="Index_20_Link" text:visited-style-name="Index_20_Link">2.2 Модель данных<text:tab/>12</text:a></text:p>
          <text:p text:style-name="P19"><text:a xlink:type="simple" xlink:href="#__RefHeading___Toc380_1783677583" text:style-name="Index_20_Link" text:visited-style-name="Index_20_Link">1. clients — Пользователи<text:tab/>12</text:a></text:p>
          <text:p text:style-name="P19"><text:a xlink:type="simple" xlink:href="#__RefHeading___Toc382_1783677583" text:style-name="Index_20_Link" text:visited-style-name="Index_20_Link">2. auctions — Аукционы / Лоты<text:tab/>13</text:a></text:p>
          <text:p text:style-name="P19"><text:a xlink:type="simple" xlink:href="#__RefHeading___Toc384_1783677583" text:style-name="Index_20_Link" text:visited-style-name="Index_20_Link">3. admins — Администраторы<text:tab/>14</text:a></text:p>
          <text:p text:style-name="P19"><text:a xlink:type="simple" xlink:href="#__RefHeading___Toc386_1783677583" text:style-name="Index_20_Link" text:visited-style-name="Index_20_Link">4. tokens — Токены сброса пароля / подтверждения<text:tab/>14</text:a></text:p>
          <text:p text:style-name="P19"><text:a xlink:type="simple" xlink:href="#__RefHeading___Toc388_1783677583" text:style-name="Index_20_Link" text:visited-style-name="Index_20_Link">5. id_counters — Счетчики идентификаторов<text:tab/>14</text:a></text:p>
          <text:p text:style-name="P19"><text:a xlink:type="simple" xlink:href="#__RefHeading___Toc390_1783677583" text:style-name="Index_20_Link" text:visited-style-name="Index_20_Link">Связи между коллекциями (логические):<text:tab/>15</text:a></text:p>
          <text:p text:style-name="P18"><text:a xlink:type="simple" xlink:href="#__RefHeading___Toc2131_2054536240" text:style-name="Index_20_Link" text:visited-style-name="Index_20_Link">2.3 Диаграмма компонентов<text:tab/>15</text:a></text:p>
          <text:p text:style-name="P19"><text:a xlink:type="simple" xlink:href="#__RefHeading___Toc2133_2054536240" text:style-name="Index_20_Link" text:visited-style-name="Index_20_Link">1. Веб-клиент (Frontend)<text:tab/>15</text:a></text:p>
          <text:p text:style-name="P19"><text:a xlink:type="simple" xlink:href="#__RefHeading___Toc2135_2054536240" text:style-name="Index_20_Link" text:visited-style-name="Index_20_Link">2. Backend-сервер (FastAPI)<text:tab/>15</text:a></text:p>
          <text:p text:style-name="P19"><text:a xlink:type="simple" xlink:href="#__RefHeading___Toc2137_2054536240" text:style-name="Index_20_Link" text:visited-style-name="Index_20_Link">3. База данных (MongoDB)<text:tab/>16</text:a></text:p>
          <text:p text:style-name="P17"><text:a xlink:type="simple" xlink:href="#__RefHeading___Toc392_1783677583" text:style-name="Index_20_Link" text:visited-style-name="Index_20_Link">Глава 3. Реализация системы<text:tab/>17</text:a></text:p>
          <text:p text:style-name="P17"><text:a xlink:type="simple" xlink:href="#__RefHeading___Toc94_63257577" text:style-name="Index_20_Link" text:visited-style-name="Index_20_Link">Глава 4. Экономическое обоснование<text:tab/>17</text:a></text:p>
          <text:p text:style-name="P17"><text:a xlink:type="simple" xlink:href="#__RefHeading___Toc96_63257577" text:style-name="Index_20_Link" text:visited-style-name="Index_20_Link">Глава 5. Защита данных и безопасность<text:tab/>17</text:a></text:p>
          <text:p text:style-name="P17"><text:a xlink:type="simple" xlink:href="#__RefHeading___Toc98_63257577" text:style-name="Index_20_Link" text:visited-style-name="Index_20_Link">Заключение<text:tab/>17</text:a></text:p>
          <text:p text:style-name="P17"><text:a xlink:type="simple" xlink:href="#__RefHeading___Toc100_63257577" text:style-name="Index_20_Link" text:visited-style-name="Index_20_Link">Список литературы<text:tab/>17</text:a></text:p>
          <text:p text:style-name="P17"><text:a xlink:type="simple" xlink:href="#__RefHeading___Toc102_63257577" text:style-name="Index_20_Link" text:visited-style-name="Index_20_Link">Приложения<text:tab/>17</text:a></text:p>
        </text:index-body>
      </text:table-of-content>
      <text:h text:style-name="P22" text:outline-level="1"/>
      <text:h text:style-name="P23" text:outline-level="1"><text:bookmark-start text:name="__RefHeading___Toc2129_2054536240"/>Введение<text:line-break/>Актуальность темы<text:bookmark-end text:name="__RefHeading___Toc2129_2054536240"/></text:h>
      <text:p text:style-name="P14"><text:tab/>Развитие онлайн-аукционов в последние годы стало глобальным трендом, однако в России подобные площадки, специализирующиеся на нумизматике, остаются малоразвитыми. Большинство торгов монетами происходит через <text:soft-page-break/>форумы, соцсети или локальные клубы, что не обеспечивает прозрачности, безопасности и удобства для участников. Создание специализированной информационной системы для онлайн-торгов позволит структурировать этот рынок, предоставив коллекционерам и инвесторам надежный инструмент для покупки и продажи монет.</text:p>
      <text:p text:style-name="P14"><text:tab/>Кроме того, такая система может стать важным ценовым ориентиром для розничных продавцов. Поскольку аукционные цены отражают реальный спрос, магазины и частные продавцы смогут использовать данные о завершенных торгах для формирования справедливой стоимости монет. Это особенно актуально для редких экземпляров, где цена часто определяется аукционной конкуренцией. Также система даст нумизматическому сообществу возможность приобретать монеты до их попадания в массовую розницу, что особенно ценно для коллекционеров, ищущих раритеты.</text:p>
      <text:p text:style-name="P14"><text:tab/>Еще одним важным аспектом является автоматизация процессов проверки подлинности и истории лотов. В отличие от стихийных торгов, система может интегрировать экспертные оценки, сертификаты и историю предыдущих владельцев, снижая риски мошенничества. В перспективе это повысит доверие к рынку и привлечет новых участников, включая иностранных коллекционеров. Таким образом, разработка специализированной платформы для онлайн-торгов монетами отвечает потребностям рынка и способствует его дальнейшему развитию.</text:p>
      <text:h text:style-name="P24" text:outline-level="1" text:is-list-header="true"><text:bookmark-start text:name="__RefHeading___Toc88_63257577"/>Глава 1. Анализ предметной области и постановка задачи<text:bookmark-end text:name="__RefHeading___Toc88_63257577"/></text:h>
      <text:h text:style-name="P1" text:outline-level="3"><text:bookmark-start text:name="__RefHeading___Toc354_1783677583"/><text:span text:style-name="Strong_20_Emphasis"><text:span text:style-name="T1">1.1 Общая характеристика онлайн-торгов</text:span></text:span><text:bookmark-end text:name="__RefHeading___Toc354_1783677583"/></text:h>
      <text:p text:style-name="P14"><text:tab/>Онлайн-торги представляют собой процесс купли-продажи товаров или услуг в формате аукциона с использованием интернет-технологий. Данный формат становится все более популярным благодаря высокой доступности, прозрачности и возможности привлечения широкой аудитории участников вне зависимости от их географического положения.</text:p>
      <text:p text:style-name="P11"><text:soft-page-break/><text:tab/>Современные онлайн-аукционы подразделяются на несколько видов:</text:p>
      <text:list text:style-name="L1">
        <text:list-item>
          <text:p text:style-name="P25"><text:span text:style-name="Strong_20_Emphasis"><text:span text:style-name="T1">Английский аукцион</text:span></text:span><text:span text:style-name="T1"> — классическая форма, при которой участники поочередно повышают ставки до тех пор, пока не останется один победитель;</text:span></text:p>
        </text:list-item>
        <text:list-item>
          <text:p text:style-name="P26"><text:span text:style-name="Strong_20_Emphasis"><text:span text:style-name="T1">Голландский аукцион</text:span></text:span><text:span text:style-name="T1"> — цена начинается с высокой и постепенно снижается до тех пор, пока кто-то не согласится на покупку;</text:span></text:p>
        </text:list-item>
        <text:list-item>
          <text:p text:style-name="P26"><text:span text:style-name="Strong_20_Emphasis"><text:span text:style-name="T1">Обратный аукцион</text:span></text:span><text:span text:style-name="T1"> — используется чаще в сфере услуг, когда заказчики публикуют запрос, а исполнители соревнуются, снижая стоимость выполнения;</text:span></text:p>
        </text:list-item>
        <text:list-item>
          <text:p text:style-name="P26"><text:span text:style-name="Strong_20_Emphasis"><text:span text:style-name="T1">Закрытый аукцион</text:span></text:span><text:span text:style-name="T1"> — участники делают ставки вслепую, не видя предложений конкурентов.</text:span></text:p>
        </text:list-item>
      </text:list>
      <text:p text:style-name="P14"><text:tab/>На рынке электронной коммерции существует множество платформ, реализующих аукционные механизмы. Наиболее известными являются:</text:p>
      <text:list text:continue-numbering="true" text:style-name="L1">
        <text:list-item>
          <text:p text:style-name="P25"><text:span text:style-name="Strong_20_Emphasis"><text:span text:style-name="T1">e</text:span></text:span><text:span text:style-name="Strong_20_Emphasis"><text:span text:style-name="T2">Bay</text:span></text:span><text:span text:style-name="T2"> — глобальный онлайн-аукцион с множеством категорий товаров, включая антиквариат и коллекционные предметы;</text:span></text:p>
        </text:list-item>
        <text:list-item>
          <text:p text:style-name="P25"><text:span text:style-name="Strong_20_Emphasis"><text:span text:style-name="T2">Catawiki</text:span></text:span><text:span text:style-name="T2"> — специализированная платформа для торгов предметами коллекционирования, включая монеты, марки, произведения искусства;</text:span></text:p>
        </text:list-item>
        <text:list-item>
          <text:p text:style-name="P25"><text:span text:style-name="Strong_20_Emphasis"><text:span text:style-name="T2">Yahoo! Auctions</text:span></text:span><text:span text:style-name="T2">, </text:span><text:span text:style-name="Strong_20_Emphasis"><text:span text:style-name="T2">Heritage Auctions</text:span></text:span><text:span text:style-name="T2">, и другие — более узкоспециализированные платформы, часто ориентированные на локальные рынки.</text:span></text:p>
        </text:list-item>
      </text:list>
      <text:p text:style-name="P14"><text:tab/>Онлайн-аукционы обладают рядом преимуществ:</text:p>
      <text:list text:continue-numbering="true" text:style-name="L1">
        <text:list-item>
          <text:p text:style-name="P34">Упрощение логистики и документооборота;</text:p>
        </text:list-item>
        <text:list-item>
          <text:p text:style-name="P34">Автоматизация всех этапов торгов;</text:p>
        </text:list-item>
        <text:list-item>
          <text:p text:style-name="P34">Возможность точной фиксации ставок и времени;</text:p>
        </text:list-item>
        <text:list-item>
          <text:p text:style-name="P34">Обширный выбор лотов для покупателей и широкая аудитория для продавцов.</text:p>
        </text:list-item>
      </text:list>
      <text:p text:style-name="P14"><text:soft-page-break/><text:tab/>Тем не менее, у данного подхода существуют и определённые недостатки:</text:p>
      <text:list xml:id="list155753291111757" text:continue-numbering="true" text:style-name="L1">
        <text:list-item>
          <text:p text:style-name="P34">Вероятность мошенничества при отсутствии верификации участников;</text:p>
        </text:list-item>
        <text:list-item>
          <text:p text:style-name="P34">Проблемы с подлинностью товаров;</text:p>
        </text:list-item>
        <text:list-item>
          <text:p text:style-name="P34">Зависимость от технической стабильности платформы;</text:p>
        </text:list-item>
        <text:list-item>
          <text:p text:style-name="P38"><text:span text:style-name="T10">Необходи</text:span>мость обеспечения кибербезопасности.</text:p>
        </text:list-item>
      </text:list>
      <text:p text:style-name="P14"><text:tab/>В сфере нумизматики аукционы особенно востребованы, так как они позволяют формировать справедливую рыночную цену за счёт конкурентных ставок. Однако при отсутствии специализированной платформы торги часто происходят стихийно — на форумах, в социальных сетях или через личные сообщения, что снижает уровень доверия к сделкам и затрудняет привлечение новых участников.</text:p>
      <text:p text:style-name="P14">Разработка специализированной онлайн-системы торгов, учитывающей особенности нумизматического рынка, становится актуальной задачей для цифровизации данной ниши.</text:p>
      <text:h text:style-name="P1" text:outline-level="3"><text:bookmark-start text:name="__RefHeading___Toc356_1783677583"/><text:span text:style-name="Strong_20_Emphasis"><text:span text:style-name="T1">1.2 Особенности и проблемы проведения торгов по монетам</text:span></text:span><text:bookmark-end text:name="__RefHeading___Toc356_1783677583"/></text:h>
      <text:p text:style-name="P14"><text:tab/>Торги нумизматическими объектами — это узкоспециализированный сегмент аукционного рынка, который имеет ряд уникальных характеристик, отличающих его от других видов онлайн-торгов. Монеты являются не только предметом коллекционирования, но и потенциальным объектом инвестиций, что требует от участников рынка высокой точности, прозрачности и доверия.</text:p>
      <text:h text:style-name="P2" text:outline-level="4"><text:bookmark-start text:name="__RefHeading___Toc358_1783677583"/><text:span text:style-name="Strong_20_Emphasis"><text:span text:style-name="T1">Особенности торгов по монетам:</text:span></text:span><text:bookmark-end text:name="__RefHeading___Toc358_1783677583"/></text:h>
      <text:list text:style-name="L2">
        <text:list-item>
          <text:p text:style-name="P28"><text:span text:style-name="Strong_20_Emphasis"><text:span text:style-name="T1">Уникальность лотов</text:span></text:span></text:p>
          <text:p text:style-name="P39">Каждая монета обладает определённой степенью уникальности, зависящей от года выпуска, номинала, состояния (грейда), наличия браков, редкости и исторической ценности. Это делает ценообразование <text:soft-page-break/>особенно чувствительным к качеству описания и визуальному представлению.</text:p>
        </text:list-item>
        <text:list-item>
          <text:p text:style-name="P28"><text:span text:style-name="Strong_20_Emphasis"><text:span text:style-name="T1">Необходимость экспертной оценки</text:span></text:span></text:p>
          <text:p text:style-name="P39">В отличие от массовых товаров, определить стоимость и подлинность монеты может только специалист. Поэтому доверие к платформе сильно зависит от возможности привлечения экспертов или предоставления сертификатов.</text:p>
        </text:list-item>
        <text:list-item>
          <text:p text:style-name="P28"><text:span text:style-name="Strong_20_Emphasis"><text:span text:style-name="T1">Высокая вероятность поддело</text:span></text:span><text:span text:style-name="Strong_20_Emphasis"><text:span text:style-name="T7">к</text:span></text:span></text:p>
          <text:p text:style-name="P39">На рынке нумизматики распространены фальшивки, реплики и копии, которые могут быть визуально неотличимы от оригиналов без глубокого анализа. Это создаёт дополнительные риски для покупателей.</text:p>
        </text:list-item>
        <text:list-item>
          <text:p text:style-name="P28"><text:span text:style-name="Strong_20_Emphasis"><text:span text:style-name="T1">Часто — ограниченный круг участников.</text:span></text:span></text:p>
          <text:p text:style-name="P39">Торги монетами, особенно редкими, проводятся в узком кругу коллекционеров и заинтересованных лиц. Такие торги требуют тонкой настройки интерфейса и коммуникаций для профессиональной аудитории.</text:p>
        </text:list-item>
        <text:list-item>
          <text:p text:style-name="P28"><text:span text:style-name="Strong_20_Emphasis"><text:span text:style-name="T1">Ценность истории объекта.</text:span></text:span></text:p>
          <text:p text:style-name="P39">Происхождение монеты, её владельцы, участие в предыдущих аукционах могут значительно влиять на её стоимость.</text:p>
        </text:list-item>
      </text:list>
      <text:h text:style-name="P1" text:outline-level="3"><text:bookmark-start text:name="__RefHeading___Toc360_1783677583"/><text:span text:style-name="Strong_20_Emphasis"><text:span text:style-name="T1">Проблемы, возникающие при существующих подходах:</text:span></text:span><text:bookmark-end text:name="__RefHeading___Toc360_1783677583"/></text:h>
      <text:list text:style-name="L3">
        <text:list-item>
          <text:p text:style-name="P29"><text:span text:style-name="Strong_20_Emphasis"><text:span text:style-name="T1">Отсутствие централизованной платформы.</text:span></text:span></text:p>
          <text:p text:style-name="P40">Большинство торгов в России происходит через форумы, Telegram-чаты, социальные сети, что не позволяет обеспечить контроль, безопасность и единые стандарты.</text:p>
        </text:list-item>
        <text:list-item>
          <text:p text:style-name="P29"><text:span text:style-name="Strong_20_Emphasis"><text:span text:style-name="T1">Недостаточная прозрачность.</text:span></text:span></text:p>
          <text:p text:style-name="P40">Часто ставки размещаются вручную, без фиксации времени, что создаёт возможность манипуляций.</text:p>
        </text:list-item>
        <text:list-item>
          <text:p text:style-name="P29"><text:soft-page-break/><text:span text:style-name="Strong_20_Emphasis"><text:span text:style-name="T1">Отсутствие автоматизации.</text:span></text:span></text:p>
          <text:p text:style-name="P40">Закрытие торгов, уведомления участникам, определение победителя — всё это зачастую делается вручную, что снижает эффективность и вызывает споры.</text:p>
        </text:list-item>
        <text:list-item>
          <text:p text:style-name="P29"><text:span text:style-name="Strong_20_Emphasis"><text:span text:style-name="T1">Нет гарантий безопасности сделки.</text:span></text:span></text:p>
          <text:p text:style-name="P40">В отсутствие механизмов верификации и защиты интересов сторон, сделки могут срываться, а участники — сталкиваться с мошенничеством.</text:p>
        </text:list-item>
        <text:list-item>
          <text:p text:style-name="P29"><text:span text:style-name="Strong_20_Emphasis"><text:span text:style-name="T1">Слабая правовая защищенность.</text:span></text:span></text:p>
          <text:p text:style-name="P40">Так как большинство торгов проводится вне регулируемых площадок, отсутствует юридическая база для решения споров.</text:p>
        </text:list-item>
      </text:list>
      <text:p text:style-name="P14"><text:tab/>Таким образом, несмотря на высокий интерес к нумизматическим торгам, текущие методы их проведения не соответствуют современным требованиям безопасности, автоматизации и пользовательского удобства. Эти проблемы могут быть решены за счёт внедрения специализированной информационной системы, учитывающей особенности предметной области</text:p>
      <text:h text:style-name="P1" text:outline-level="3"><text:bookmark-start text:name="__RefHeading___Toc366_1783677583"/><text:span text:style-name="Strong_20_Emphasis"><text:span text:style-name="T1">1.</text:span></text:span><text:span text:style-name="Strong_20_Emphasis"><text:span text:style-name="T8">3 </text:span></text:span><text:span text:style-name="Strong_20_Emphasis"><text:span text:style-name="T1">Требования к системе</text:span></text:span><text:bookmark-end text:name="__RefHeading___Toc366_1783677583"/></text:h>
      <text:p text:style-name="P14"><text:tab/>Для эффективного функционирования информационной системы онлайн-торгов нумизматическими объектами необходимо определить функциональные и нефункциональные требования. Они формируют основу для проектирования архитектуры, интерфейсов и бизнес-логики системы.</text:p>
      <text:h text:style-name="P1" text:outline-level="3"><text:bookmark-start text:name="__RefHeading___Toc362_1783677583"/><text:span text:style-name="Strong_20_Emphasis"><text:span text:style-name="T1">Функциональные требования</text:span></text:span><text:bookmark-end text:name="__RefHeading___Toc362_1783677583"/></text:h>
      <text:list xml:id="list2703564082" text:style-name="L4">
        <text:list-item>
          <text:p text:style-name="P30"><text:span text:style-name="Strong_20_Emphasis"><text:span text:style-name="T1">Регистрация и авторизация пользователей</text:span></text:span></text:p>
        </text:list-item>
      </text:list>
      <text:list xml:id="list155752890065777" text:continue-list="list155753291111757" text:style-name="L1">
        <text:list-item>
          <text:p text:style-name="P34">Возможность регистрации с подтверждением электронной почты;</text:p>
        </text:list-item>
        <text:list-item>
          <text:p text:style-name="P34">Вход в систему с использованием логина и пароля;</text:p>
        </text:list-item>
        <text:list-item>
          <text:p text:style-name="P34">Хранение паролей в зашифрованном виде;</text:p>
        </text:list-item>
        <text:list-item>
          <text:p text:style-name="P38"><text:soft-page-break/><text:span text:style-name="T10">Восстановлен</text:span>ие доступа.</text:p>
        </text:list-item>
      </text:list>
      <text:list xml:id="list155753132990599" text:continue-list="list2703564082" text:style-name="L4">
        <text:list-item>
          <text:p text:style-name="P30"><text:span text:style-name="Strong_20_Emphasis"><text:span text:style-name="T1">Работа с лотами</text:span></text:span></text:p>
        </text:list-item>
      </text:list>
      <text:list xml:id="list155752541266640" text:continue-list="list155752890065777" text:style-name="L1">
        <text:list-item>
          <text:p text:style-name="P34">Создание лота с возможностью добавления изображений, описания, стартовой цены и срока завершения торгов;</text:p>
        </text:list-item>
        <text:list-item>
          <text:p text:style-name="P34">Просмотр всех активных лотов;</text:p>
        </text:list-item>
        <text:list-item>
          <text:p text:style-name="P34">Поиск и фильтрация по параметрам (категория, цена, дата окончания);</text:p>
        </text:list-item>
        <text:list-item>
          <text:p text:style-name="P38"><text:span text:style-name="T10">Редактирование и удаление лота до начала торгов (только владельце</text:span>м или администратором).</text:p>
        </text:list-item>
      </text:list>
      <text:list xml:id="list155752834125823" text:continue-list="list155753132990599" text:style-name="L4">
        <text:list-item>
          <text:p text:style-name="P30"><text:span text:style-name="Strong_20_Emphasis"><text:span text:style-name="T1">Система ставок</text:span></text:span></text:p>
        </text:list-item>
      </text:list>
      <text:list xml:id="list155754077178841" text:continue-list="list155752541266640" text:style-name="L1">
        <text:list-item>
          <text:p text:style-name="P34">Возможность делать ставки зарегистрированным пользователям;</text:p>
        </text:list-item>
        <text:list-item>
          <text:p text:style-name="P34">Автоматическое повышение текущей цены и сохранение истории ставок;</text:p>
        </text:list-item>
        <text:list-item>
          <text:p text:style-name="P34">Уведомление пользователей при перебитии ставки и завершении аукциона;</text:p>
        </text:list-item>
        <text:list-item>
          <text:p text:style-name="P34">Определение победителя по истечении времени торгов.</text:p>
        </text:list-item>
      </text:list>
      <text:list xml:id="list155754071837269" text:continue-list="list155752834125823" text:style-name="L4">
        <text:list-item>
          <text:p text:style-name="P30"><text:span text:style-name="Strong_20_Emphasis"><text:span text:style-name="T1">Личный кабинет</text:span></text:span></text:p>
        </text:list-item>
      </text:list>
      <text:list xml:id="list155754407120103" text:continue-list="list155754077178841" text:style-name="L1">
        <text:list-item>
          <text:p text:style-name="P34">Просмотр истории ставок и побед;</text:p>
        </text:list-item>
        <text:list-item>
          <text:p text:style-name="P34">Управление собственными лотами;</text:p>
        </text:list-item>
        <text:list-item>
          <text:p text:style-name="P38"><text:span text:style-name="T10">Настро</text:span>йки профиля.</text:p>
        </text:list-item>
      </text:list>
      <text:list xml:id="list155752763064456" text:continue-list="list155754071837269" text:style-name="L4">
        <text:list-item>
          <text:p text:style-name="P30"><text:span text:style-name="Strong_20_Emphasis"><text:span text:style-name="T1">Административная панель</text:span></text:span></text:p>
        </text:list-item>
      </text:list>
      <text:list xml:id="list155753317054002" text:continue-list="list155754407120103" text:style-name="L1">
        <text:list-item>
          <text:p text:style-name="P34">Управление пользователями (блокировка, удаление);</text:p>
        </text:list-item>
        <text:list-item>
          <text:p text:style-name="P34">Модерация лотов (в том числе подозрительных или фальшивых);</text:p>
        </text:list-item>
        <text:list-item>
          <text:p text:style-name="P38"><text:span text:style-name="T10">Упра</text:span>вление категориями монет.</text:p>
        </text:list-item>
      </text:list>
      <text:list text:continue-list="list155752763064456" text:style-name="L4">
        <text:list-item>
          <text:p text:style-name="P30"><text:span text:style-name="Strong_20_Emphasis"><text:span text:style-name="T1">История торгов и аналитика</text:span></text:span></text:p>
        </text:list-item>
      </text:list>
      <text:list xml:id="list155754185984068" text:continue-list="list155753317054002" text:style-name="L1">
        <text:list-item>
          <text:p text:style-name="P34">Доступ к завершённым торгам и их результатам;</text:p>
        </text:list-item>
        <text:list-item>
          <text:p text:style-name="P34"><text:soft-page-break/>Возможность отслеживания рыночной динамики цен на конкретные монеты;</text:p>
        </text:list-item>
        <text:list-item>
          <text:p text:style-name="P38"><text:span text:style-name="T10">Статисти</text:span>ка по активности пользователей и категориям лотов.</text:p>
        </text:list-item>
      </text:list>
      <text:h text:style-name="P1" text:outline-level="3"><text:bookmark-start text:name="__RefHeading___Toc364_1783677583"/><text:span text:style-name="Strong_20_Emphasis"><text:span text:style-name="T1">Нефункциональные требования</text:span></text:span><text:bookmark-end text:name="__RefHeading___Toc364_1783677583"/></text:h>
      <text:list xml:id="list2824507134" text:style-name="L5">
        <text:list-item>
          <text:p text:style-name="P31"><text:span text:style-name="Strong_20_Emphasis"><text:span text:style-name="T1">Производительность</text:span></text:span></text:p>
        </text:list-item>
      </text:list>
      <text:list xml:id="list155753891030702" text:continue-list="list155754185984068" text:style-name="L1">
        <text:list-item>
          <text:p text:style-name="P34">Система должна обеспечивать одновременную работу не менее 100 активных пользователей без существенного падения скорости.</text:p>
        </text:list-item>
      </text:list>
      <text:list xml:id="list155752814990687" text:continue-list="list2824507134" text:style-name="L5">
        <text:list-item>
          <text:p text:style-name="P31"><text:span text:style-name="Strong_20_Emphasis"><text:span text:style-name="T1">Безопасность</text:span></text:span></text:p>
        </text:list-item>
      </text:list>
      <text:list xml:id="list155754496031806" text:continue-list="list155753891030702" text:style-name="L1">
        <text:list-item>
          <text:p text:style-name="P34">Использование защищённого протокола HTTPS;</text:p>
        </text:list-item>
        <text:list-item>
          <text:p text:style-name="P34">Токены для авторизации;</text:p>
        </text:list-item>
        <text:list-item>
          <text:p text:style-name="P34">Защита от SQL-инъекций и XSS-атак;</text:p>
        </text:list-item>
        <text:list-item>
          <text:p text:style-name="P34">Ограничение частоты запросов (rate limiting).</text:p>
        </text:list-item>
      </text:list>
      <text:list xml:id="list155753789492724" text:continue-list="list155752814990687" text:style-name="L5">
        <text:list-item>
          <text:p text:style-name="P31"><text:span text:style-name="Strong_20_Emphasis"><text:span text:style-name="T1">Надёжность и устойчивость</text:span></text:span></text:p>
        </text:list-item>
      </text:list>
      <text:list xml:id="list155754100540407" text:continue-list="list155754496031806" text:style-name="L1">
        <text:list-item>
          <text:p text:style-name="P34">Обработка ошибок на серверной и клиентской части;</text:p>
        </text:list-item>
        <text:list-item>
          <text:p text:style-name="P34">Сохранение данных в случае сбоя;</text:p>
        </text:list-item>
        <text:list-item>
          <text:p text:style-name="P34">Резервное копирование БД.</text:p>
        </text:list-item>
      </text:list>
      <text:list xml:id="list155753463890644" text:continue-list="list155753789492724" text:style-name="L5">
        <text:list-item>
          <text:p text:style-name="P31"><text:span text:style-name="Strong_20_Emphasis"><text:span text:style-name="T1">Масштабируемость</text:span></text:span></text:p>
        </text:list-item>
      </text:list>
      <text:list xml:id="list155752858857588" text:continue-list="list155754100540407" text:style-name="L1">
        <text:list-item>
          <text:p text:style-name="P34">Возможность дальнейшего увеличения нагрузки;</text:p>
        </text:list-item>
        <text:list-item>
          <text:p text:style-name="P34">Возможность интеграции с платёжными системами и сервисами оценки.</text:p>
        </text:list-item>
      </text:list>
      <text:list xml:id="list155752856010069" text:continue-list="list155753463890644" text:style-name="L5">
        <text:list-item>
          <text:p text:style-name="P32"><text:span text:style-name="Strong_20_Emphasis"><text:span text:style-name="T8">Удобство использования</text:span></text:span></text:p>
        </text:list-item>
      </text:list>
      <text:list xml:id="list155753008936290" text:continue-list="list155752858857588" text:style-name="L1">
        <text:list-item>
          <text:p text:style-name="P34">Удобный и интуитивно понятный интерфейс;</text:p>
        </text:list-item>
        <text:list-item>
          <text:p text:style-name="P34">Адаптация под мобильные устройства;</text:p>
        </text:list-item>
        <text:list-item>
          <text:p text:style-name="P34">Быстрая навигация по категориям и лотам.</text:p>
        </text:list-item>
      </text:list>
      <text:list text:continue-list="list155752856010069" text:style-name="L5">
        <text:list-item>
          <text:p text:style-name="P31"><text:span text:style-name="Strong_20_Emphasis"><text:span text:style-name="T1">Локализация</text:span></text:span></text:p>
        </text:list-item>
      </text:list>
      <text:list xml:id="list155752776659995" text:continue-list="list155753008936290" text:style-name="L1">
        <text:list-item>
          <text:p text:style-name="P34"><text:soft-page-break/>Русский язык по умолчанию;</text:p>
        </text:list-item>
        <text:list-item>
          <text:p text:style-name="P38"><text:span text:style-name="T10">Возможность дальнейшей реализации мультиязыч</text:span>ного интерфейса.</text:p>
        </text:list-item>
      </text:list>
      <text:p text:style-name="P14"><text:tab/>Таким образом, требования к системе охватывают все основные аспекты её функционирования — от пользовательского взаимодействия до обеспечения безопасности и устойчивости работы. На основе этих требований в следующей главе будет разработана архитектура будущей платформы.</text:p>
      <text:p text:style-name="P8"/>
      <text:p text:style-name="P9"/>
      <text:h text:style-name="P24" text:outline-level="1"><text:bookmark-start text:name="__RefHeading___Toc90_63257577"/>Глава 2. Проектирование информационной системы<text:bookmark-end text:name="__RefHeading___Toc90_63257577"/></text:h>
      <text:h text:style-name="P1" text:outline-level="3"><text:bookmark-start text:name="__RefHeading___Toc368_1783677583"/><text:span text:style-name="Strong_20_Emphasis"><text:span text:style-name="T1">2.1 Архитектура системы</text:span></text:span><text:bookmark-end text:name="__RefHeading___Toc368_1783677583"/></text:h>
      <text:p text:style-name="P14"><text:tab/>Информационная система онлайн-торгов монетами реализована по принципу клиент-серверной архитектуры с чётким разделением backend- и frontend-частей. Это обеспечивает гибкость, масштабируемость и возможность дальнейшего развития системы.</text:p>
      <text:h text:style-name="P1" text:outline-level="3"><text:bookmark-start text:name="__RefHeading___Toc370_1783677583"/><text:span text:style-name="Strong_20_Emphasis"><text:span text:style-name="T1">Общие принципы архитектуры:</text:span></text:span><text:bookmark-end text:name="__RefHeading___Toc370_1783677583"/></text:h>
      <text:list xml:id="list155753449981119" text:continue-numbering="true" text:style-name="L1">
        <text:list-item>
          <text:p text:style-name="P25"><text:span text:style-name="Strong_20_Emphasis"><text:span text:style-name="T2">Backend:</text:span></text:span><text:span text:style-name="T2"> реализован на языке программирования Python с использованием современного фреймворка FastAPI, который обеспечивает высокую производительность и поддержку асинхронных запросов.</text:span></text:p>
        </text:list-item>
        <text:list-item>
          <text:p text:style-name="P25"><text:span text:style-name="Strong_20_Emphasis"><text:span text:style-name="T2">Frontend:</text:span></text:span><text:span text:style-name="T2"> представляет собой веб-клиент, написанный с использованием HTML/CSS/JavaScript </text:span></text:p>
        </text:list-item>
        <text:list-item>
          <text:p text:style-name="P25"><text:span text:style-name="Strong_20_Emphasis"><text:span text:style-name="T2">База данных:</text:span></text:span><text:span text:style-name="T2"> MongoDB используется в качестве СУБД для хранения информации о пользователях, лотах, ставках и результатах торгов.</text:span></text:p>
        </text:list-item>
        <text:list-item>
          <text:p text:style-name="P25"><text:span text:style-name="Strong_20_Emphasis"><text:span text:style-name="T2">Хранение изображений:</text:span></text:span><text:span text:style-name="T2"> изображения лотов загружаются и сохраняются в базе данных в виде закодированной строки в формате b64</text:span></text:p>
        </text:list-item>
        <text:list-item>
          <text:p text:style-name="P25"><text:span text:style-name="Strong_20_Emphasis"><text:span text:style-name="T2">Аутентификация и безопасность:</text:span></text:span><text:span text:style-name="T2"> применяется Bearer токен для авторизации пользователей, с поддержкой ролей (пользователь, администратор).</text:span></text:p>
        </text:list-item>
      </text:list>
      <text:h text:style-name="P1" text:outline-level="3"><text:bookmark-start text:name="__RefHeading___Toc372_1783677583"/><text:span text:style-name="Strong_20_Emphasis"><text:span text:style-name="T1">Основные компоненты системы:</text:span></text:span><text:bookmark-end text:name="__RefHeading___Toc372_1783677583"/></text:h>
      <text:list xml:id="list251240080" text:style-name="L6">
        <text:list-item>
          <text:p text:style-name="P33"><text:span text:style-name="Strong_20_Emphasis"><text:span text:style-name="T1">Клиентская часть (Frontend):</text:span></text:span></text:p>
        </text:list-item>
      </text:list>
      <text:list xml:id="list155753268525551" text:continue-list="list155753449981119" text:style-name="L1">
        <text:list-item>
          <text:p text:style-name="P34">Форма регистрации и входа;</text:p>
        </text:list-item>
        <text:list-item>
          <text:p text:style-name="P34">Интерфейс просмотра лотов;</text:p>
        </text:list-item>
        <text:list-item>
          <text:p text:style-name="P34"><text:soft-page-break/>Страница лота с возможностью сделать ставку;</text:p>
        </text:list-item>
        <text:list-item>
          <text:p text:style-name="P34">Личный кабинет пользователя;</text:p>
        </text:list-item>
        <text:list-item>
          <text:p text:style-name="P34">Административная панель (доступна только админам).</text:p>
        </text:list-item>
        <text:list-item>
          <text:p text:style-name="P34">Страница с информацией о компании</text:p>
        </text:list-item>
      </text:list>
      <text:list xml:id="list155753203296926" text:continue-list="list251240080" text:style-name="L6">
        <text:list-item>
          <text:p text:style-name="P33"><text:span text:style-name="Strong_20_Emphasis"><text:span text:style-name="T1">Серверная часть (Backend):</text:span></text:span></text:p>
        </text:list-item>
      </text:list>
      <text:list xml:id="list155754230527902" text:continue-list="list155753268525551" text:style-name="L1">
        <text:list-header>
          <text:p text:style-name="P34">REST API, реализующий бизнес-логику:</text:p>
        </text:list-header>
        <text:list-item>
          <text:p text:style-name="P34">Авторизация/аутентификация;</text:p>
        </text:list-item>
        <text:list-item>
          <text:p text:style-name="P34">Управление пользователями;</text:p>
        </text:list-item>
        <text:list-item>
          <text:p text:style-name="P34">Работа с лотами;</text:p>
        </text:list-item>
        <text:list-item>
          <text:p text:style-name="P34">Обработка ставок;</text:p>
        </text:list-item>
        <text:list-item>
          <text:p text:style-name="P34">Логика завершения торгов и определения победителя.</text:p>
        </text:list-item>
        <text:list-item>
          <text:p text:style-name="P34">Middleware для обработки ошибок и логирования;</text:p>
        </text:list-item>
        <text:list-item>
          <text:p text:style-name="P34">Планировщик, для автоматического завершения торгов в нужное время.</text:p>
        </text:list-item>
      </text:list>
      <text:list xml:id="list155752747397870" text:continue-list="list155753203296926" text:style-name="L6">
        <text:list-item>
          <text:p text:style-name="P33"><text:span text:style-name="Strong_20_Emphasis"><text:span text:style-name="T1">База данных:</text:span></text:span></text:p>
        </text:list-item>
      </text:list>
      <text:list xml:id="list155753781633618" text:continue-list="list155754230527902" text:style-name="L1">
        <text:list-item>
          <text:p text:style-name="P34">Таблицы: users, admins, auctions, tokens</text:p>
        </text:list-item>
        <text:list-item>
          <text:p text:style-name="P38"><text:span text:style-name="T10">Индексы</text:span> на ключевые поля для повышения производительности.</text:p>
        </text:list-item>
      </text:list>
      <text:list text:continue-list="list155752747397870" text:style-name="L6">
        <text:list-item>
          <text:p text:style-name="P33"><text:span text:style-name="Strong_20_Emphasis"><text:span text:style-name="T1">Механизм уведомлений (опционально):</text:span></text:span></text:p>
        </text:list-item>
      </text:list>
      <text:list xml:id="list155754130615706" text:continue-list="list155753781633618" text:style-name="L1">
        <text:list-item>
          <text:p text:style-name="P34">Отправка email-уведомлений при перебитии ставки или завершении аукциона;</text:p>
        </text:list-item>
      </text:list>
      <text:h text:style-name="P1" text:outline-level="3"><text:bookmark-start text:name="__RefHeading___Toc374_1783677583"/><text:span text:style-name="Strong_20_Emphasis"><text:span text:style-name="T1">Взаимодействие компонентов (в виде последовательности):</text:span></text:span><text:bookmark-end text:name="__RefHeading___Toc374_1783677583"/></text:h>
      <text:list text:style-name="L7">
        <text:list-item>
          <text:p text:style-name="P41">Пользователь отправляет HTTP-запрос (например, POST /login);</text:p>
        </text:list-item>
        <text:list-item>
          <text:p text:style-name="P41">FastAPI обрабатывает запрос, проверяет данные, возвращает <text:span text:style-name="T9">Bearer</text:span>-токен;</text:p>
        </text:list-item>
        <text:list-item>
          <text:p text:style-name="P41">Клиент использует токен для последующих действий (например, POST /bid);</text:p>
        </text:list-item>
        <text:list-item>
          <text:p text:style-name="P41"><text:soft-page-break/>Сервер проверяет валидность токена, обновляет данные в БД;</text:p>
        </text:list-item>
        <text:list-item>
          <text:p text:style-name="P41">В случае события (завершение торгов) система уведомляет участников и записывает результат.</text:p>
        </text:list-item>
      </text:list>
      <text:h text:style-name="P1" text:outline-level="3"><text:bookmark-start text:name="__RefHeading___Toc376_1783677583"/><text:span text:style-name="Strong_20_Emphasis"><text:span text:style-name="T1">Преимущества выбранной архитектуры:</text:span></text:span><text:bookmark-end text:name="__RefHeading___Toc376_1783677583"/></text:h>
      <text:list text:continue-list="list155754130615706" text:style-name="L1">
        <text:list-item>
          <text:p text:style-name="P36">Высокая производительность благодаря FastAPI и асинхронной обработке;</text:p>
        </text:list-item>
        <text:list-item>
          <text:p text:style-name="P36">Гибкость расширения функционала (возможность добавления платёжных модулей, модерации, чата и пр.);</text:p>
        </text:list-item>
        <text:list-item>
          <text:p text:style-name="P36">Удобство сопровождения и отладки за счёт модульной структуры;</text:p>
        </text:list-item>
        <text:list-item>
          <text:p text:style-name="P36">Совместимость с различными клиентскими приложениями (в том числе мобильными).</text:p>
        </text:list-item>
      </text:list>
      <text:h text:style-name="P1" text:outline-level="3"><text:bookmark-start text:name="__RefHeading___Toc378_1783677583"/><text:span text:style-name="Strong_20_Emphasis"><text:span text:style-name="T1">2.2 Модель данных</text:span></text:span><text:bookmark-end text:name="__RefHeading___Toc378_1783677583"/></text:h>
      <text:p text:style-name="P14"><text:tab/>В системе используется MongoDB — документно-ориентированная нереляционная база данных. Это позволяет гибко хранить и масштабировать данные без строгой схемы, что особенно удобно в системах с активным пользовательским взаимодействием, как в случае онлайн-аукционов.</text:p>
      <text:p text:style-name="P14">В системе определены следующие основные коллекции:</text:p>
      <text:h text:style-name="P2" text:outline-level="4"><text:bookmark-start text:name="__RefHeading___Toc380_1783677583"/><text:span text:style-name="Strong_20_Emphasis"><text:span text:style-name="T3">1. </text:span></text:span><text:span text:style-name="Strong_20_Emphasis"><text:span text:style-name="Source_20_Text"><text:span text:style-name="T3">clients</text:span></text:span></text:span><text:span text:style-name="Strong_20_Emphasis"><text:span text:style-name="T3"> — Пользователи</text:span></text:span><text:bookmark-end text:name="__RefHeading___Toc380_1783677583"/></text:h>
      <text:p text:style-name="P14">Содержит данные зарегистрированных клиентов, участвующих в торгах.</text:p>
      <text:p text:style-name="P15">Таблица 1 — <text:span text:style-name="T12">П</text:span>ользователи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3"><text:s/>Поле</text:p>
            </table:table-cell>
            <table:table-cell table:style-name="Table1.A1" office:value-type="string">
              <text:p text:style-name="P13">Тип</text:p>
            </table:table-cell>
            <table:table-cell table:style-name="Table1.A1" office:value-type="string">
              <text:p text:style-name="P13">Описание</text:p>
            </table:table-cell>
          </table:table-row>
        </table:table-header-rows>
        <table:table-row>
          <table:table-cell table:style-name="Table1.A1" office:value-type="string">
            <text:p text:style-name="P6"><text:span text:style-name="Source_20_Text"><text:span text:style-name="T1">_id</text:span></text:span></text:p>
          </table:table-cell>
          <table:table-cell table:style-name="Table1.A1" office:value-type="string">
            <text:p text:style-name="P12">ObjectId</text:p>
          </table:table-cell>
          <table:table-cell table:style-name="Table1.A1" office:value-type="string">
            <text:p text:style-name="P12">Уникальный ID MongoDB</text:p>
          </table:table-cell>
        </table:table-row>
        <table:table-row>
          <table:table-cell table:style-name="Table1.A1" office:value-type="string">
            <text:p text:style-name="P6"><text:span text:style-name="Source_20_Text"><text:span text:style-name="T1">id</text:span></text:span></text:p>
          </table:table-cell>
          <table:table-cell table:style-name="Table1.A1" office:value-type="string">
            <text:p text:style-name="P12">int</text:p>
          </table:table-cell>
          <table:table-cell table:style-name="Table1.A1" office:value-type="string">
            <text:p text:style-name="P12">Внутренний числовой ID</text:p>
          </table:table-cell>
        </table:table-row>
        <table:table-row>
          <table:table-cell table:style-name="Table1.A1" office:value-type="string">
            <text:p text:style-name="P6"><text:span text:style-name="Source_20_Text"><text:span text:style-name="T1">nickname</text:span></text:span></text:p>
          </table:table-cell>
          <table:table-cell table:style-name="Table1.A1" office:value-type="string">
            <text:p text:style-name="P12">string</text:p>
          </table:table-cell>
          <table:table-cell table:style-name="Table1.A1" office:value-type="string">
            <text:p text:style-name="P12">Отображаемое имя</text:p>
          </table:table-cell>
        </table:table-row>
        <table:table-row>
          <table:table-cell table:style-name="Table1.A1" office:value-type="string">
            <text:p text:style-name="P6"><text:span text:style-name="Source_20_Text"><text:span text:style-name="T1">email</text:span></text:span></text:p>
          </table:table-cell>
          <table:table-cell table:style-name="Table1.A1" office:value-type="string">
            <text:p text:style-name="P12">string</text:p>
          </table:table-cell>
          <table:table-cell table:style-name="Table1.A1" office:value-type="string">
            <text:p text:style-name="P12">Адрес электронной почты</text:p>
          </table:table-cell>
        </table:table-row>
        <text:soft-page-break/>
        <table:table-row>
          <table:table-cell table:style-name="Table1.A1" office:value-type="string">
            <text:p text:style-name="P6"><text:span text:style-name="Source_20_Text"><text:span text:style-name="T1">phone_number</text:span></text:span></text:p>
          </table:table-cell>
          <table:table-cell table:style-name="Table1.A1" office:value-type="string">
            <text:p text:style-name="P12">string</text:p>
          </table:table-cell>
          <table:table-cell table:style-name="Table1.A1" office:value-type="string">
            <text:p text:style-name="P12">Телефон</text:p>
          </table:table-cell>
        </table:table-row>
        <table:table-row>
          <table:table-cell table:style-name="Table1.A1" office:value-type="string">
            <text:p text:style-name="P6"><text:span text:style-name="Source_20_Text"><text:span text:style-name="T1">password</text:span></text:span></text:p>
          </table:table-cell>
          <table:table-cell table:style-name="Table1.A1" office:value-type="string">
            <text:p text:style-name="P12">string (SHA256)</text:p>
          </table:table-cell>
          <table:table-cell table:style-name="Table1.A1" office:value-type="string">
            <text:p text:style-name="P12">Захешированный пароль</text:p>
          </table:table-cell>
        </table:table-row>
        <table:table-row>
          <table:table-cell table:style-name="Table1.A1" office:value-type="string">
            <text:p text:style-name="P6"><text:span text:style-name="Source_20_Text"><text:span text:style-name="T1">avito_url</text:span></text:span></text:p>
          </table:table-cell>
          <table:table-cell table:style-name="Table1.A1" office:value-type="string">
            <text:p text:style-name="P12">string</text:p>
          </table:table-cell>
          <table:table-cell table:style-name="Table1.A1" office:value-type="string">
            <text:p text:style-name="P12">Ссылка на профиль/портфолио</text:p>
          </table:table-cell>
        </table:table-row>
        <table:table-row>
          <table:table-cell table:style-name="Table1.A1" office:value-type="string">
            <text:p text:style-name="P6"><text:span text:style-name="Source_20_Text"><text:span text:style-name="T1">email_verified</text:span></text:span></text:p>
          </table:table-cell>
          <table:table-cell table:style-name="Table1.A1" office:value-type="string">
            <text:p text:style-name="P12">boolean</text:p>
          </table:table-cell>
          <table:table-cell table:style-name="Table1.A1" office:value-type="string">
            <text:p text:style-name="P12">Подтверждение email</text:p>
          </table:table-cell>
        </table:table-row>
        <table:table-row>
          <table:table-cell table:style-name="Table1.A1" office:value-type="string">
            <text:p text:style-name="P6"><text:span text:style-name="Source_20_Text"><text:span text:style-name="T1">get_mails</text:span></text:span><text:span text:style-name="T1">, </text:span><text:span text:style-name="Source_20_Text"><text:span text:style-name="T1">mail_receive_</text:span></text:span></text:p>
          </table:table-cell>
          <table:table-cell table:style-name="Table1.A1" office:value-type="string">
            <text:p text:style-name="P12">boolean</text:p>
          </table:table-cell>
          <table:table-cell table:style-name="Table1.A1" office:value-type="string">
            <text:p text:style-name="P12">Настройки уведомлений</text:p>
          </table:table-cell>
        </table:table-row>
      </table:table>
      <text:p text:style-name="P3"><text:span text:style-name="T1"/></text:p>
      <text:p text:style-name="P4"><text:span text:style-name="Strong_20_Emphasis"><text:span text:style-name="T1">Связь</text:span></text:span><text:span text:style-name="T1">: один пользователь может участвовать в неограниченном числе торгов.</text:span></text:p>
      <text:h text:style-name="P2" text:outline-level="4"><text:bookmark-start text:name="__RefHeading___Toc382_1783677583"/><text:span text:style-name="Strong_20_Emphasis"><text:span text:style-name="T3">2. </text:span></text:span><text:span text:style-name="Strong_20_Emphasis"><text:span text:style-name="Source_20_Text"><text:span text:style-name="T3">auctions</text:span></text:span></text:span><text:span text:style-name="Strong_20_Emphasis"><text:span text:style-name="T3"> — Аукционы / Лоты</text:span></text:span><text:bookmark-end text:name="__RefHeading___Toc382_1783677583"/></text:h>
      <text:p text:style-name="P14">Представляет монету или набор монет, выставленных на торги.</text:p>
      <text:p text:style-name="P16">Таблица 2 — Аукционы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3">Поле</text:p>
            </table:table-cell>
            <table:table-cell table:style-name="Table2.A1" office:value-type="string">
              <text:p text:style-name="P13">Тип</text:p>
            </table:table-cell>
            <table:table-cell table:style-name="Table2.A1" office:value-type="string">
              <text:p text:style-name="P13">Описание</text:p>
            </table:table-cell>
          </table:table-row>
        </table:table-header-rows>
        <table:table-row>
          <table:table-cell table:style-name="Table2.A1" office:value-type="string">
            <text:p text:style-name="P6"><text:span text:style-name="Source_20_Text"><text:span text:style-name="T1">_id</text:span></text:span></text:p>
          </table:table-cell>
          <table:table-cell table:style-name="Table2.A1" office:value-type="string">
            <text:p text:style-name="P12">ObjectId</text:p>
          </table:table-cell>
          <table:table-cell table:style-name="Table2.A1" office:value-type="string">
            <text:p text:style-name="P12">Уникальный ID</text:p>
          </table:table-cell>
        </table:table-row>
        <table:table-row>
          <table:table-cell table:style-name="Table2.A1" office:value-type="string">
            <text:p text:style-name="P6"><text:span text:style-name="Source_20_Text"><text:span text:style-name="T1">a_id</text:span></text:span></text:p>
          </table:table-cell>
          <table:table-cell table:style-name="Table2.A1" office:value-type="string">
            <text:p text:style-name="P12">int</text:p>
          </table:table-cell>
          <table:table-cell table:style-name="Table2.A1" office:value-type="string">
            <text:p text:style-name="P12">Числовой ID аукциона</text:p>
          </table:table-cell>
        </table:table-row>
        <table:table-row>
          <table:table-cell table:style-name="Table2.A1" office:value-type="string">
            <text:p text:style-name="P6"><text:span text:style-name="Source_20_Text"><text:span text:style-name="T1">short_name</text:span></text:span></text:p>
          </table:table-cell>
          <table:table-cell table:style-name="Table2.A1" office:value-type="string">
            <text:p text:style-name="P12">string</text:p>
          </table:table-cell>
          <table:table-cell table:style-name="Table2.A1" office:value-type="string">
            <text:p text:style-name="P12">Название лота</text:p>
          </table:table-cell>
        </table:table-row>
        <table:table-row>
          <table:table-cell table:style-name="Table2.A1" office:value-type="string">
            <text:p text:style-name="P6"><text:span text:style-name="Source_20_Text"><text:span text:style-name="T1">description</text:span></text:span></text:p>
          </table:table-cell>
          <table:table-cell table:style-name="Table2.A1" office:value-type="string">
            <text:p text:style-name="P12">string</text:p>
          </table:table-cell>
          <table:table-cell table:style-name="Table2.A1" office:value-type="string">
            <text:p text:style-name="P12">Подробности</text:p>
          </table:table-cell>
        </table:table-row>
        <table:table-row>
          <table:table-cell table:style-name="Table2.A1" office:value-type="string">
            <text:p text:style-name="P6"><text:span text:style-name="Source_20_Text"><text:span text:style-name="T1">start_price</text:span></text:span></text:p>
          </table:table-cell>
          <table:table-cell table:style-name="Table2.A1" office:value-type="string">
            <text:p text:style-name="P12">float (string)</text:p>
          </table:table-cell>
          <table:table-cell table:style-name="Table2.A1" office:value-type="string">
            <text:p text:style-name="P12">Стартовая цена</text:p>
          </table:table-cell>
        </table:table-row>
        <table:table-row>
          <table:table-cell table:style-name="Table2.A1" office:value-type="string">
            <text:p text:style-name="P6"><text:span text:style-name="Source_20_Text"><text:span text:style-name="T1">min_bid_step</text:span></text:span></text:p>
          </table:table-cell>
          <table:table-cell table:style-name="Table2.A1" office:value-type="string">
            <text:p text:style-name="P12">float (string)</text:p>
          </table:table-cell>
          <table:table-cell table:style-name="Table2.A1" office:value-type="string">
            <text:p text:style-name="P12">Минимальный шаг ставки</text:p>
          </table:table-cell>
        </table:table-row>
        <table:table-row>
          <table:table-cell table:style-name="Table2.A1" office:value-type="string">
            <text:p text:style-name="P6"><text:span text:style-name="Source_20_Text"><text:span text:style-name="T1">start_datetime</text:span></text:span></text:p>
          </table:table-cell>
          <table:table-cell table:style-name="Table2.A1" office:value-type="string">
            <text:p text:style-name="P12">datetime</text:p>
          </table:table-cell>
          <table:table-cell table:style-name="Table2.A1" office:value-type="string">
            <text:p text:style-name="P12">Время начала</text:p>
          </table:table-cell>
        </table:table-row>
        <table:table-row>
          <table:table-cell table:style-name="Table2.A1" office:value-type="string">
            <text:p text:style-name="P6"><text:span text:style-name="Source_20_Text"><text:span text:style-name="T1">end_datetime</text:span></text:span></text:p>
          </table:table-cell>
          <table:table-cell table:style-name="Table2.A1" office:value-type="string">
            <text:p text:style-name="P12">datetime</text:p>
          </table:table-cell>
          <table:table-cell table:style-name="Table2.A1" office:value-type="string">
            <text:p text:style-name="P12">Время окончания</text:p>
          </table:table-cell>
        </table:table-row>
        <table:table-row>
          <table:table-cell table:style-name="Table2.A1" office:value-type="string">
            <text:p text:style-name="P6"><text:span text:style-name="Source_20_Text"><text:span text:style-name="T1">bets</text:span></text:span></text:p>
          </table:table-cell>
          <table:table-cell table:style-name="Table2.A1" office:value-type="string">
            <text:p text:style-name="P12">array</text:p>
          </table:table-cell>
          <table:table-cell table:style-name="Table2.A1" office:value-type="string">
            <text:p text:style-name="P12">Вложенные документы ставок</text:p>
          </table:table-cell>
        </table:table-row>
        <table:table-row>
          <table:table-cell table:style-name="Table2.A1" office:value-type="string">
            <text:p text:style-name="P6"><text:span text:style-name="Source_20_Text"><text:span text:style-name="T1">bank</text:span></text:span></text:p>
          </table:table-cell>
          <table:table-cell table:style-name="Table2.A1" office:value-type="string">
            <text:p text:style-name="P12">string (URL)</text:p>
          </table:table-cell>
          <table:table-cell table:style-name="Table2.A1" office:value-type="string">
            <text:p text:style-name="P12">Ссылка на ЦБ/инфу о выпуске</text:p>
          </table:table-cell>
        </table:table-row>
        <table:table-row>
          <table:table-cell table:style-name="Table2.A1" office:value-type="string">
            <text:p text:style-name="P6"><text:span text:style-name="Source_20_Text"><text:span text:style-name="T1">photo</text:span></text:span></text:p>
          </table:table-cell>
          <table:table-cell table:style-name="Table2.A1" office:value-type="string">
            <text:p text:style-name="P12">string (base64/path)</text:p>
          </table:table-cell>
          <table:table-cell table:style-name="Table2.A1" office:value-type="string">
            <text:p text:style-name="P12">Фото монеты</text:p>
          </table:table-cell>
        </table:table-row>
        <table:table-row>
          <table:table-cell table:style-name="Table2.A1" office:value-type="string">
            <text:p text:style-name="P6"><text:span text:style-name="Source_20_Text"><text:span text:style-name="T1">is_active</text:span></text:span></text:p>
          </table:table-cell>
          <table:table-cell table:style-name="Table2.A1" office:value-type="string">
            <text:p text:style-name="P12">boolean</text:p>
          </table:table-cell>
          <table:table-cell table:style-name="Table2.A1" office:value-type="string">
            <text:p text:style-name="P12">Идут ли торги<text:soft-page-break/></text:p>
          </table:table-cell>
        </table:table-row>
        <table:table-row>
          <table:table-cell table:style-name="Table2.A1" office:value-type="string">
            <text:p text:style-name="P6"><text:span text:style-name="Source_20_Text"><text:span text:style-name="T1">deleted</text:span></text:span></text:p>
          </table:table-cell>
          <table:table-cell table:style-name="Table2.A1" office:value-type="string">
            <text:p text:style-name="P12">boolean</text:p>
          </table:table-cell>
          <table:table-cell table:style-name="Table2.A1" office:value-type="string">
            <text:p text:style-name="P12">Удалён ли лот</text:p>
          </table:table-cell>
        </table:table-row>
      </table:table>
      <text:p text:style-name="P5"><text:span text:style-name="Strong_20_Emphasis"><text:span text:style-name="T1">Связь</text:span></text:span><text:span text:style-name="T1">: один аукцион содержит много ставок. Каждая ставка — это объект с </text:span><text:span text:style-name="Source_20_Text"><text:span text:style-name="T1">nickname</text:span></text:span><text:span text:style-name="T1">, </text:span><text:span text:style-name="Source_20_Text"><text:span text:style-name="T1">bet_cost</text:span></text:span><text:span text:style-name="T1">, </text:span><text:span text:style-name="Source_20_Text"><text:span text:style-name="T1">clients_id</text:span></text:span><text:span text:style-name="T1">, </text:span><text:span text:style-name="Source_20_Text"><text:span text:style-name="T1">created_at</text:span></text:span><text:span text:style-name="T1">.</text:span></text:p>
      <text:h text:style-name="P2" text:outline-level="4"><text:bookmark-start text:name="__RefHeading___Toc384_1783677583"/><text:span text:style-name="Strong_20_Emphasis"><text:span text:style-name="T3">3. </text:span></text:span><text:span text:style-name="Strong_20_Emphasis"><text:span text:style-name="Source_20_Text"><text:span text:style-name="T3">admins</text:span></text:span></text:span><text:span text:style-name="Strong_20_Emphasis"><text:span text:style-name="T3"> — Администраторы</text:span></text:span><text:bookmark-end text:name="__RefHeading___Toc384_1783677583"/></text:h>
      <text:p text:style-name="P7"><text:span text:style-name="Strong_20_Emphasis"><text:span text:style-name="T4">Таблица 3 — Аыдминистраторы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3">Поле</text:p>
            </table:table-cell>
            <table:table-cell table:style-name="Table3.A1" office:value-type="string">
              <text:p text:style-name="P13">Тип</text:p>
            </table:table-cell>
            <table:table-cell table:style-name="Table3.A1" office:value-type="string">
              <text:p text:style-name="P13">Описание</text:p>
            </table:table-cell>
          </table:table-row>
        </table:table-header-rows>
        <table:table-row>
          <table:table-cell table:style-name="Table3.A1" office:value-type="string">
            <text:p text:style-name="P6"><text:span text:style-name="Source_20_Text"><text:span text:style-name="T1">_id</text:span></text:span></text:p>
          </table:table-cell>
          <table:table-cell table:style-name="Table3.A1" office:value-type="string">
            <text:p text:style-name="P12">ObjectId</text:p>
          </table:table-cell>
          <table:table-cell table:style-name="Table3.A1" office:value-type="string">
            <text:p text:style-name="P12">ID администратора</text:p>
          </table:table-cell>
        </table:table-row>
        <table:table-row>
          <table:table-cell table:style-name="Table3.A1" office:value-type="string">
            <text:p text:style-name="P6"><text:span text:style-name="Source_20_Text"><text:span text:style-name="T1">email</text:span></text:span></text:p>
          </table:table-cell>
          <table:table-cell table:style-name="Table3.A1" office:value-type="string">
            <text:p text:style-name="P12">string</text:p>
          </table:table-cell>
          <table:table-cell table:style-name="Table3.A1" office:value-type="string">
            <text:p text:style-name="P12">Email администратора</text:p>
          </table:table-cell>
        </table:table-row>
      </table:table>
      <text:p text:style-name="P10">Используется для разграничения доступа, например, к модерации лотов.</text:p>
      <text:h text:style-name="P2" text:outline-level="4"><text:bookmark-start text:name="__RefHeading___Toc386_1783677583"/><text:span text:style-name="Strong_20_Emphasis"><text:span text:style-name="T3">4. </text:span></text:span><text:span text:style-name="Strong_20_Emphasis"><text:span text:style-name="Source_20_Text"><text:span text:style-name="T3">tokens</text:span></text:span></text:span><text:span text:style-name="Strong_20_Emphasis"><text:span text:style-name="T3"> — Токены сброса пароля / подтверждения</text:span></text:span><text:bookmark-end text:name="__RefHeading___Toc386_1783677583"/></text:h>
      <text:p text:style-name="P7"><text:span text:style-name="Strong_20_Emphasis"><text:span text:style-name="T4">Таблица 4 — Токены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3">Поле</text:p>
            </table:table-cell>
            <table:table-cell table:style-name="Table4.A1" office:value-type="string">
              <text:p text:style-name="P13">Тип</text:p>
            </table:table-cell>
            <table:table-cell table:style-name="Table4.A1" office:value-type="string">
              <text:p text:style-name="P13">Описание</text:p>
            </table:table-cell>
          </table:table-row>
        </table:table-header-rows>
        <table:table-row>
          <table:table-cell table:style-name="Table4.A1" office:value-type="string">
            <text:p text:style-name="P6"><text:span text:style-name="Source_20_Text"><text:span text:style-name="T1">_id</text:span></text:span></text:p>
          </table:table-cell>
          <table:table-cell table:style-name="Table4.A1" office:value-type="string">
            <text:p text:style-name="P12">ObjectId</text:p>
          </table:table-cell>
          <table:table-cell table:style-name="Table4.A1" office:value-type="string">
            <text:p text:style-name="P12">ID документа</text:p>
          </table:table-cell>
        </table:table-row>
        <table:table-row>
          <table:table-cell table:style-name="Table4.A1" office:value-type="string">
            <text:p text:style-name="P6"><text:span text:style-name="Source_20_Text"><text:span text:style-name="T1">email</text:span></text:span></text:p>
          </table:table-cell>
          <table:table-cell table:style-name="Table4.A1" office:value-type="string">
            <text:p text:style-name="P12">string</text:p>
          </table:table-cell>
          <table:table-cell table:style-name="Table4.A1" office:value-type="string">
            <text:p text:style-name="P12">Email, к которому привязан токен</text:p>
          </table:table-cell>
        </table:table-row>
        <table:table-row>
          <table:table-cell table:style-name="Table4.A1" office:value-type="string">
            <text:p text:style-name="P6"><text:span text:style-name="Source_20_Text"><text:span text:style-name="T1">token</text:span></text:span></text:p>
          </table:table-cell>
          <table:table-cell table:style-name="Table4.A1" office:value-type="string">
            <text:p text:style-name="P12">string</text:p>
          </table:table-cell>
          <table:table-cell table:style-name="Table4.A1" office:value-type="string">
            <text:p text:style-name="P12">Сам токен</text:p>
          </table:table-cell>
        </table:table-row>
        <table:table-row>
          <table:table-cell table:style-name="Table4.A1" office:value-type="string">
            <text:p text:style-name="P6"><text:span text:style-name="Source_20_Text"><text:span text:style-name="T1">expire_at</text:span></text:span></text:p>
          </table:table-cell>
          <table:table-cell table:style-name="Table4.A1" office:value-type="string">
            <text:p text:style-name="P12">datetime</text:p>
          </table:table-cell>
          <table:table-cell table:style-name="Table4.A1" office:value-type="string">
            <text:p text:style-name="P12">Время истечения срока действия</text:p>
          </table:table-cell>
        </table:table-row>
      </table:table>
      <text:p text:style-name="P10">Используется для восстановления доступа.</text:p>
      <text:h text:style-name="P2" text:outline-level="4"><text:bookmark-start text:name="__RefHeading___Toc388_1783677583"/><text:span text:style-name="Strong_20_Emphasis"><text:span text:style-name="T3">5. </text:span></text:span><text:span text:style-name="Strong_20_Emphasis"><text:span text:style-name="Source_20_Text"><text:span text:style-name="T3">id_counters</text:span></text:span></text:span><text:span text:style-name="Strong_20_Emphasis"><text:span text:style-name="T3"> — Счетчики идентификаторов</text:span></text:span><text:bookmark-end text:name="__RefHeading___Toc388_1783677583"/></text:h>
      <text:p text:style-name="P7"><text:span text:style-name="Strong_20_Emphasis"><text:span text:style-name="T4">Таблица 5 — Счетчики</text:span></text:span></text:p>
      <text:p text:style-name="P14">MongoDB не использует автоинкременты, поэтому в системе реализован ручной счетчик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ext:soft-page-break/>
          <table:table-row>
            <table:table-cell table:style-name="Table5.A1" office:value-type="string">
              <text:p text:style-name="P13">Поле</text:p>
            </table:table-cell>
            <table:table-cell table:style-name="Table5.A1" office:value-type="string">
              <text:p text:style-name="P13">Тип</text:p>
            </table:table-cell>
            <table:table-cell table:style-name="Table5.A1" office:value-type="string">
              <text:p text:style-name="P13">Описание</text:p>
            </table:table-cell>
          </table:table-row>
        </table:table-header-rows>
        <table:table-row>
          <table:table-cell table:style-name="Table5.A1" office:value-type="string">
            <text:p text:style-name="P6"><text:span text:style-name="Source_20_Text"><text:span text:style-name="T1">_id</text:span></text:span></text:p>
          </table:table-cell>
          <table:table-cell table:style-name="Table5.A1" office:value-type="string">
            <text:p text:style-name="P12">ObjectId</text:p>
          </table:table-cell>
          <table:table-cell table:style-name="Table5.A1" office:value-type="string">
            <text:p text:style-name="P12">ID документа</text:p>
          </table:table-cell>
        </table:table-row>
        <table:table-row>
          <table:table-cell table:style-name="Table5.A1" office:value-type="string">
            <text:p text:style-name="P6"><text:span text:style-name="Source_20_Text"><text:span text:style-name="T1">a_id</text:span></text:span></text:p>
          </table:table-cell>
          <table:table-cell table:style-name="Table5.A1" office:value-type="string">
            <text:p text:style-name="P12">int</text:p>
          </table:table-cell>
          <table:table-cell table:style-name="Table5.A1" office:value-type="string">
            <text:p text:style-name="P12">Последний ID для аукционов</text:p>
          </table:table-cell>
        </table:table-row>
        <table:table-row>
          <table:table-cell table:style-name="Table5.A1" office:value-type="string">
            <text:p text:style-name="P6"><text:span text:style-name="Source_20_Text"><text:span text:style-name="T1">clients_id</text:span></text:span></text:p>
          </table:table-cell>
          <table:table-cell table:style-name="Table5.A1" office:value-type="string">
            <text:p text:style-name="P12">int</text:p>
          </table:table-cell>
          <table:table-cell table:style-name="Table5.A1" office:value-type="string">
            <text:p text:style-name="P12">Последний ID для пользователей</text:p>
          </table:table-cell>
        </table:table-row>
        <table:table-row>
          <table:table-cell table:style-name="Table5.A1" office:value-type="string">
            <text:p text:style-name="P6"><text:span text:style-name="Source_20_Text"><text:span text:style-name="T1">с_id</text:span></text:span></text:p>
          </table:table-cell>
          <table:table-cell table:style-name="Table5.A1" office:value-type="string">
            <text:p text:style-name="P12">int</text:p>
          </table:table-cell>
          <table:table-cell table:style-name="Table5.A1" office:value-type="string">
            <text:p text:style-name="P12">Дополнительный счётчик (например, ставок)</text:p>
          </table:table-cell>
        </table:table-row>
      </table:table>
      <text:h text:style-name="P2" text:outline-level="4"><text:bookmark-start text:name="__RefHeading___Toc390_1783677583"/><text:span text:style-name="Strong_20_Emphasis"><text:span text:style-name="T3">Связи между коллекциями (логические):</text:span></text:span><text:bookmark-end text:name="__RefHeading___Toc390_1783677583"/></text:h>
      <text:list text:continue-numbering="true" text:style-name="L1">
        <text:list-item>
          <text:p text:style-name="P25"><text:span text:style-name="Source_20_Text"><text:span text:style-name="T5">clients.id</text:span></text:span><text:span text:style-name="T5"> → используется в </text:span><text:span text:style-name="Source_20_Text"><text:span text:style-name="T5">auctions.bets.clients_id</text:span></text:span><text:span text:style-name="T5"> — чтобы связать пользователя и его ставку.</text:span></text:p>
        </text:list-item>
        <text:list-item>
          <text:p text:style-name="P25"><text:span text:style-name="Source_20_Text"><text:span text:style-name="T5">auctions.a_id</text:span></text:span><text:span text:style-name="T5"> — можно использовать как внешний ID для ссылок, истории, аналитики.</text:span></text:p>
        </text:list-item>
        <text:list-item>
          <text:p text:style-name="P25"><text:span text:style-name="Source_20_Text"><text:span text:style-name="T5">admins.email</text:span></text:span><text:span text:style-name="T5"> ↔ </text:span><text:span text:style-name="Source_20_Text"><text:span text:style-name="T5">clients.email</text:span></text:span><text:span text:style-name="T5"> — пересечение возможно для прав администратора.</text:span></text:p>
        </text:list-item>
      </text:list>
      <text:h text:style-name="Heading_20_3" text:outline-level="3"><text:bookmark-start text:name="__RefHeading___Toc2131_2054536240"/><text:span text:style-name="Strong_20_Emphasis">2.3 Диаграмма компонентов</text:span><text:bookmark-end text:name="__RefHeading___Toc2131_2054536240"/></text:h>
      <text:p text:style-name="Text_20_body">Информационная система состоит из трех основных компонентов:</text:p>
      <text:h text:style-name="Heading_20_4" text:outline-level="4"><text:bookmark-start text:name="__RefHeading___Toc2133_2054536240"/><text:span text:style-name="Strong_20_Emphasis"><text:span text:style-name="T11">1. Веб-клиент (Frontend)</text:span></text:span><text:bookmark-end text:name="__RefHeading___Toc2133_2054536240"/></text:h>
      <text:p text:style-name="Text_20_body"><text:span text:style-name="Strong_20_Emphasis">Назначение:</text:span> предоставляет пользовательский интерфейс для участия в торгах, регистрации, авторизации, просмотра лотов и ставок.</text:p>
      <text:list text:continue-numbering="true" text:style-name="L1">
        <text:list-item>
          <text:p text:style-name="P36">Технологии: HTML/CSS/JS (или Vue/React, если применимо)</text:p>
          <text:p text:style-name="P36">Основной функционал:</text:p>
        </text:list-item>
        <text:list-item>
          <text:p text:style-name="P36">Регистрация и авторизация</text:p>
        </text:list-item>
        <text:list-item>
          <text:p text:style-name="P36">Просмотр текущих и завершённых аукционов</text:p>
        </text:list-item>
        <text:list-item>
          <text:p text:style-name="P36">Участие в торгах (ставки)</text:p>
        </text:list-item>
        <text:list-item>
          <text:p text:style-name="P36">Уведомления о победе или перебитой ставке</text:p>
        </text:list-item>
      </text:list>
      <text:h text:style-name="Heading_20_4" text:outline-level="4"><text:bookmark-start text:name="__RefHeading___Toc2135_2054536240"/><text:span text:style-name="Strong_20_Emphasis"><text:span text:style-name="T11">2. Backend-сервер (FastAPI)</text:span></text:span><text:bookmark-end text:name="__RefHeading___Toc2135_2054536240"/></text:h>
      <text:p text:style-name="Text_20_body"><text:span text:style-name="Strong_20_Emphasis">Назначение:</text:span> обработка бизнес-логики, маршрутизация запросов, управление пользователями, лотами и ставками.</text:p>
      <text:list text:continue-numbering="true" text:style-name="L1">
        <text:list-item>
          <text:p text:style-name="P36"><text:soft-page-break/>Технологии: Python, FastAPI</text:p>
          <text:p text:style-name="P36">REST API эндпоинты:</text:p>
        </text:list-item>
        <text:list-item>
          <text:p text:style-name="P25"><text:span text:style-name="Source_20_Text"><text:span text:style-name="T5">/auth/register</text:span></text:span><text:span text:style-name="T5">, </text:span><text:span text:style-name="Source_20_Text"><text:span text:style-name="T5">/auth/login</text:span></text:span></text:p>
        </text:list-item>
        <text:list-item>
          <text:p text:style-name="P25"><text:span text:style-name="Source_20_Text"><text:span text:style-name="T5">/auctions/</text:span></text:span><text:span text:style-name="T5"> — список активных аукционов</text:span></text:p>
        </text:list-item>
        <text:list-item>
          <text:p text:style-name="P25"><text:span text:style-name="Source_20_Text"><text:span text:style-name="T5">/auctions/{id}</text:span></text:span><text:span text:style-name="T5"> — информация о лоте</text:span></text:p>
        </text:list-item>
        <text:list-item>
          <text:p text:style-name="P25"><text:span text:style-name="Source_20_Text"><text:span text:style-name="T5">/bets/</text:span></text:span><text:span text:style-name="T5"> — создание ставок</text:span></text:p>
        </text:list-item>
        <text:list-item>
          <text:p text:style-name="P27"><text:span text:style-name="Source_20_Text"><text:span text:style-name="T5">/</text:span></text:span><text:span text:style-name="Source_20_Text"><text:span text:style-name="T6">account</text:span></text:span><text:span text:style-name="T5">— личный кабинет пользовател</text:span>я</text:p>
          <text:p text:style-name="P35">Дополнительно:</text:p>
        </text:list-item>
        <text:list-item>
          <text:p text:style-name="P34">Проверка ролей (админ/пользователь)</text:p>
        </text:list-item>
        <text:list-item>
          <text:p text:style-name="P34">Расчёт победителя по окончании аукциона</text:p>
        </text:list-item>
        <text:list-item>
          <text:p text:style-name="P25"><text:span text:style-name="T2">Уведомления на e</text:span>mail</text:p>
        </text:list-item>
      </text:list>
      <text:h text:style-name="Heading_20_4" text:outline-level="4"><text:bookmark-start text:name="__RefHeading___Toc2137_2054536240"/><text:span text:style-name="Strong_20_Emphasis"><text:span text:style-name="T11">3. База данных (MongoDB)</text:span></text:span><text:bookmark-end text:name="__RefHeading___Toc2137_2054536240"/></text:h>
      <text:p text:style-name="P20"><text:span text:style-name="Strong_20_Emphasis">Назначение:</text:span> хранение информации о пользователях, лотах, ставках, сессиях, настройках уведомлений и ID-счетчиках.</text:p>
      <text:p text:style-name="P37">Коллекции:</text:p>
      <text:list text:continue-numbering="true" text:style-name="L1">
        <text:list-item>
          <text:p text:style-name="P25"><text:span text:style-name="Source_20_Text"><text:span text:style-name="T2">clients</text:span></text:span><text:span text:style-name="T2"> — пользователи</text:span></text:p>
        </text:list-item>
        <text:list-item>
          <text:p text:style-name="P25"><text:span text:style-name="Source_20_Text"><text:span text:style-name="T2">auctions</text:span></text:span><text:span text:style-name="T2"> — аукционы (с вложенными ставками)</text:span></text:p>
        </text:list-item>
        <text:list-item>
          <text:p text:style-name="P25"><text:span text:style-name="Source_20_Text"><text:span text:style-name="T2">admins</text:span></text:span><text:span text:style-name="T2"> — список администраторов</text:span></text:p>
        </text:list-item>
        <text:list-item>
          <text:p text:style-name="P25"><text:span text:style-name="Source_20_Text"><text:span text:style-name="T2">tokens</text:span></text:span><text:span text:style-name="T2"> — временные токены (например, сброс пароля)</text:span></text:p>
        </text:list-item>
        <text:list-item>
          <text:p text:style-name="P25"><text:span text:style-name="Source_20_Text"><text:span text:style-name="T2">id_counters</text:span></text:span><text:span text:style-name="T2"> — ручн</text:span>ое управление ID</text:p>
          <text:p text:style-name="P42">ВОТ СЮДА ДИАГРАММУ UML</text:p>
        </text:list-item>
      </text:list>
      <text:h text:style-name="Heading_20_1" text:outline-level="1">2.4 Бизнес-логика и пользовательские сценарии</text:h>
      <text:p text:style-name="P8"><text:tab/>Бизнес-логика системы онлайн-торгов монетами реализует ключевые процессы, обеспечивающие корректное проведение аукционов, взаимодействие пользователей и безопасность сделок. Основные компоненты: <text:s/></text:p>
      <text:p text:style-name="P8"><text:soft-page-break/></text:p>
      <text:h text:style-name="Heading_20_3" text:outline-level="3">1. Управление аукционами <text:s/></text:h>
      <text:p text:style-name="P8"><text:s text:c="3"/>- <text:span text:style-name="T13">C</text:span>оздание лота: продавец заполняет данные (название, описание, стартовая цена, сроки торгов), загружает фото. Система проверяет обязательные поля и присваивает уникальный ID. <text:s/></text:p>
      <text:p text:style-name="P8"><text:s text:c="3"/>- Автоматическое завершение торгов: по истечении времени `end_datetime` система определяет победителя (участник с максимальной ставкой) и уведомляет всех заинтересованных. <text:s/></text:p>
      <text:p text:style-name="P8"/>
      <text:h text:style-name="Heading_20_3" text:outline-level="3">2. Система ставок <text:s/></text:h>
      <text:p text:style-name="P8">- Проверка минимального шага ставки: новая ставка должна быть выше текущей на `min_bid_step` </text:p>
      <text:p text:style-name="P8">- Обновление цены лота в реальном времени через WebSocket или polling. <text:s/></text:p>
      <text:p text:style-name="P8">- Фиксация истории ставок для аудита (сохранение `bet_cost`, `clients_id`, `created_at`). <text:s/></text:p>
      <text:p text:style-name="P8"/>
      <text:h text:style-name="Heading_20_3" text:outline-level="3">3. Безопасность и валидация <text:s/></text:h>
      <text:p text:style-name="P8"><text:s text:c="3"/>- Только авторизованные пользователи могут делать ставки. <text:s/></text:p>
      <text:p text:style-name="P8"><text:s text:c="3"/>- Запрет на редактирование лота после начала торгов. <text:s/></text:p>
      <text:h text:style-name="Heading_20_3" text:outline-level="3">4. Уведомления <text:s/></text:h>
      <text:p text:style-name="P8"><text:s text:c="3"/>- Email-оповещения о: <text:s/></text:p>
      <text:p text:style-name="P8"><text:s text:c="5"/>- Перебитии ставки. <text:s/></text:p>
      <text:p text:style-name="P8"><text:s text:c="5"/>- Победе в аукционе. <text:s/></text:p>
      <text:p text:style-name="P8"><text:s text:c="5"/>- Начале/завершении торгов. <text:s/></text:p>
      <text:p text:style-name="P8"/>
      <text:h text:style-name="Heading_20_3" text:outline-level="3"><text:s/>Пользовательские сценарии <text:s/></text:h>
      <text:p text:style-name="P8"/>
      <text:h text:style-name="Heading_20_3" text:outline-level="3">1. Сценарий 1: Регистрация и вход <text:s/></text:h>
      <text:p text:style-name="P8"><text:s text:c="3"/>- Действия пользователя: <text:s/></text:p>
      <text:p text:style-name="P8"><text:soft-page-break/><text:s text:c="5"/>1. Переходит на страницу регистрации. <text:s/></text:p>
      <text:p text:style-name="P8"><text:s text:c="5"/>2. Заполняет форму (email, пароль, никнейм). <text:s/></text:p>
      <text:p text:style-name="P8"><text:s text:c="5"/>3. Получает письмо с подтверждением. <text:s/></text:p>
      <text:p text:style-name="P8"><text:s text:c="5"/>4. Входит в систему через логин/пароль. <text:s/></text:p>
      <text:p text:style-name="P8"><text:s text:c="3"/>- Ответ системы: <text:s/></text:p>
      <text:p text:style-name="P8"><text:s text:c="5"/>- Создаёт запись в коллекции `clients`. <text:s/></text:p>
      <text:p text:style-name="P8"><text:s text:c="5"/>- Генерирует токен для авторизации. <text:s/></text:p>
      <text:p text:style-name="P8"/>
      <text:h text:style-name="Heading_20_3" text:outline-level="3">2. Сценарий 2: Создание лота <text:s/></text:h>
      <text:p text:style-name="P8"><text:s text:c="3"/>- Действия пользователя: <text:s/></text:p>
      <text:p text:style-name="P8"><text:s text:c="5"/>1. <text:span text:style-name="T13">Администратор в админ панели</text:span> нажимает "Создать лот". <text:s/></text:p>
      <text:p text:style-name="P8"><text:s text:c="5"/>2. Загружает фото монеты, указывает стартовую цену и сроки. <text:s/></text:p>
      <text:p text:style-name="P8"><text:s text:c="5"/>3. Подтверждает размещение. <text:s/></text:p>
      <text:p text:style-name="P8"><text:s text:c="3"/>- Ответ системы: <text:s/></text:p>
      <text:p text:style-name="P8"><text:s text:c="5"/>- Проверяет данные (например, `start_price &gt; 0`). <text:s/></text:p>
      <text:p text:style-name="P8"><text:s text:c="5"/>- Сохраняет лот в коллекции `auctions` с `is_active=true`. <text:s/></text:p>
      <text:p text:style-name="P8"/>
      <text:h text:style-name="Heading_20_3" text:outline-level="3">3. Сценарий 3: Участие в торгах <text:s/></text:h>
      <text:p text:style-name="P8"><text:s text:c="3"/>- Действия пользователя: <text:s/></text:p>
      <text:p text:style-name="P8"><text:s text:c="5"/>1. Просматривает активные лоты. <text:s/></text:p>
      <text:p text:style-name="P8"><text:s text:c="5"/>2. Выбирает монету, вводит ставку (например, 10 000 руб.). <text:s/></text:p>
      <text:p text:style-name="P8"><text:s text:c="3"/>- Ответ системы: <text:s/></text:p>
      <text:p text:style-name="P8"><text:s text:c="5"/>- Проверяет, что ставка &gt;= `current_price + min_bid_step`. <text:s/></text:p>
      <text:p text:style-name="P8"><text:s text:c="5"/>- Обновляет цену лота и добавляет ставку в массив `bets`. <text:s/></text:p>
      <text:p text:style-name="P8"><text:s text:c="5"/>- Отправляет уведомление предыдущему лидеру. <text:s/></text:p>
      <text:p text:style-name="P8"/>
      <text:h text:style-name="Heading_20_3" text:outline-level="3">4. Сценарий 4: Завершение аукциона <text:s/></text:h>
      <text:p text:style-name="P8"><text:s text:c="3"/>- Действия системы: <text:s/></text:p>
      <text:p text:style-name="P8"><text:s text:c="5"/>1. При достижении `end_datetime` выбирает победителя. <text:s/></text:p>
      <text:p text:style-name="P8"><text:soft-page-break/><text:s text:c="5"/>2. Помечает лот как `is_active=false`. <text:s/></text:p>
      <text:p text:style-name="P8"><text:s text:c="5"/>3. Отправляет победителю письмо с инструкциями по оплате. <text:s/></text:p>
      <text:p text:style-name="P8"/>
      <text:h text:style-name="Heading_20_3" text:outline-level="3">5. Сценарий 5: Администрирование <text:s/></text:h>
      <text:p text:style-name="P8"><text:s text:c="3"/>- Действия администратора: <text:s/></text:p>
      <text:p text:style-name="P8"><text:s text:c="5"/>1. Просматривает список лотов через `/admin/auctions`. <text:s/></text:p>
      <text:p text:style-name="P8"><text:s text:c="5"/>2. Удаляет <text:span text:style-name="T13">лот по усмотрению</text:span>. <text:s/></text:p>
      <text:p text:style-name="P8"><text:s text:c="3"/>- Ответ системы: <text:s/></text:p>
      <text:p text:style-name="P8"><text:s text:c="5"/>- Меняет статус лота на `deleted=true`. <text:s/></text:p>
      <text:p text:style-name="P8"><text:s text:c="5"/>- Уведомляет владельца о причине удаления. <text:s/></text:p>
      <text:p text:style-name="P8"/>
      <text:h text:style-name="Heading_20_1" text:outline-level="1">2.5 Безопасность и авторизация</text:h>
      <text:p text:style-name="P21">Когда пользователь регистрируется в системе, данные попадают в базу данных и хранятся в зашифрованном виде. Если злоумышленник получит доступ к базе, он не сможет получить первоначальные данные пароля, так как те зашифрованны необратимым шифрованием</text:p>
      <text:h text:style-name="P24" text:outline-level="1"><text:bookmark-start text:name="__RefHeading___Toc392_1783677583"/>Глава 3. Реализация системы<text:bookmark-end text:name="__RefHeading___Toc392_1783677583"/></text:h>
      <text:p text:style-name="P8">3.1 Используемые технологии</text:p>
      <text:p text:style-name="P8">3.2 Основные модули системы</text:p>
      <text:p text:style-name="P8">3.3 Примеры REST-запросов</text:p>
      <text:p text:style-name="P8">3.4 Скриншоты пользовательского интерфейса</text:p>
      <text:p text:style-name="P8">3.5 Тестирование и отладка</text:p>
      <text:h text:style-name="P24" text:outline-level="1"><text:bookmark-start text:name="__RefHeading___Toc94_63257577"/>Глава 4. Экономическое обоснование<text:bookmark-end text:name="__RefHeading___Toc94_63257577"/></text:h>
      <text:p text:style-name="P8">4.1 Расчёт затрат на разработку</text:p>
      <text:p text:style-name="P8">4.2 Оценка стоимости системы</text:p>
      <text:p text:style-name="P8">4.3 Сравнение с альтернативами</text:p>
      <text:p text:style-name="P8">4.4 Риски и способы их минимизации</text:p>
      <text:h text:style-name="P24" text:outline-level="1"><text:bookmark-start text:name="__RefHeading___Toc96_63257577"/><text:soft-page-break/>Глава 5. Защита данных и безопасность<text:bookmark-end text:name="__RefHeading___Toc96_63257577"/></text:h>
      <text:p text:style-name="P8">5.1 Актуальные угрозы</text:p>
      <text:p text:style-name="P8">5.2 Средства защиты</text:p>
      <text:p text:style-name="P8">5.3 Регламент хранения и обработки данных</text:p>
      <text:h text:style-name="P24" text:outline-level="1"><text:bookmark-start text:name="__RefHeading___Toc98_63257577"/>Заключение<text:bookmark-end text:name="__RefHeading___Toc98_63257577"/></text:h>
      <text:p text:style-name="P8">Выводы по результатам работы</text:p>
      <text:p text:style-name="P8">Достигнутые цели</text:p>
      <text:p text:style-name="P8">Возможности развития проекта</text:p>
      <text:h text:style-name="P24" text:outline-level="1"><text:bookmark-start text:name="__RefHeading___Toc100_63257577"/>Список литературы<text:bookmark-end text:name="__RefHeading___Toc100_63257577"/></text:h>
      <text:h text:style-name="P24" text:outline-level="1"><text:bookmark-start text:name="__RefHeading___Toc102_63257577"/>Приложения<text:bookmark-end text:name="__RefHeading___Toc102_63257577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Times New Roman" fo:font-family="'Times New Roman'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6:57:19.019708424</meta:creation-date>
    <meta:generator>LibreOffice/24.2.7.2$Linux_X86_64 LibreOffice_project/420$Build-2</meta:generator>
    <dc:date>2025-04-24T23:20:05.974138791</dc:date>
    <meta:editing-duration>PT1H52M5S</meta:editing-duration>
    <meta:editing-cycles>20</meta:editing-cycles>
    <meta:print-date>2025-04-24T23:08:54.576824398</meta:print-date>
    <meta:printed-by>PDF files</meta:printed-by>
    <meta:document-statistic meta:table-count="5" meta:image-count="0" meta:object-count="0" meta:page-count="20" meta:paragraph-count="426" meta:word-count="2605" meta:character-count="20595" meta:non-whitespace-character-count="18211"/>
  </office:meta>
</office:document-meta>
</file>